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Object 8/Pictures/2000000E000000DD000000DDB43ABA64C5FC9CAB.svm" manifest:media-type="image/x-svm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29cm"/>
    </style:style>
    <style:style style:name="co3" style:family="table-column">
      <style:table-column-properties fo:break-before="auto" style:column-width="6.505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3.741cm"/>
    </style:style>
    <style:style style:name="co7" style:family="table-column">
      <style:table-column-properties fo:break-before="auto" style:column-width="6.073cm"/>
    </style:style>
    <style:style style:name="co8" style:family="table-column">
      <style:table-column-properties fo:break-before="auto" style:column-width="7.11cm"/>
    </style:style>
    <style:style style:name="co9" style:family="table-column">
      <style:table-column-properties fo:break-before="auto" style:column-width="5.211cm"/>
    </style:style>
    <style:style style:name="co10" style:family="table-column">
      <style:table-column-properties fo:break-before="auto" style:column-width="5.382cm"/>
    </style:style>
    <style:style style:name="co11" style:family="table-column">
      <style:table-column-properties fo:break-before="auto" style:column-width="4.835cm"/>
    </style:style>
    <style:style style:name="co12" style:family="table-column">
      <style:table-column-properties fo:break-before="auto" style:column-width="6.274cm"/>
    </style:style>
    <style:style style:name="co13" style:family="table-column">
      <style:table-column-properties fo:break-before="auto" style:column-width="4.893cm"/>
    </style:style>
    <style:style style:name="co14" style:family="table-column">
      <style:table-column-properties fo:break-before="auto" style:column-width="4.807cm"/>
    </style:style>
    <style:style style:name="co15" style:family="table-column">
      <style:table-column-properties fo:break-before="auto" style:column-width="5.008cm"/>
    </style:style>
    <style:style style:name="co16" style:family="table-column">
      <style:table-column-properties fo:break-before="auto" style:column-width="3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4"/>
    <style:style style:name="ce3" style:family="table-cell" style:parent-style-name="Default" style:data-style-name="N1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ance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2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rance Dead predicted from first case</text:p>
          </table:table-cell>
          <table:table-cell office:value-type="string" calcext:value-type="string">
            <text:p>160 time dead –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</text:p>
          </table:table-cell>
          <table:table-cell office:value-type="string" calcext:value-type="string">
            <text:p>Cases 160 Deaths</text:p>
          </table:table-cell>
          <table:table-cell office:value-type="string" calcext:value-type="string">
            <text:p><text:s/>Risk Franc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float" office:value="1" calcext:value-type="float">
            <text:p>1</text:p>
          </table:table-cell>
          <table:table-cell table:formula="of:=160 * [.C8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E7]+[.E8]" office:value-type="float" office:value="1" calcext:value-type="float">
            <text:p>1</text:p>
          </table:table-cell>
          <table:table-cell table:formula="of:= 160 * [.F8]" office:value-type="float" office:value="160" calcext:value-type="float">
            <text:p>160</text:p>
          </table:table-cell>
          <table:table-cell table:formula="of:=60000000/[.G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]+[.E9]" office:value-type="float" office:value="1" calcext:value-type="float">
            <text:p>1</text:p>
          </table:table-cell>
          <table:table-cell table:formula="of:= 160 * [.F9]" office:value-type="float" office:value="160" calcext:value-type="float">
            <text:p>160</text:p>
          </table:table-cell>
          <table:table-cell table:formula="of:=60000000/[.G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]+[.E10]" office:value-type="float" office:value="1" calcext:value-type="float">
            <text:p>1</text:p>
          </table:table-cell>
          <table:table-cell table:formula="of:= 160 * [.F10]" office:value-type="float" office:value="160" calcext:value-type="float">
            <text:p>160</text:p>
          </table:table-cell>
          <table:table-cell table:formula="of:=60000000/[.G10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]+[.E11]" office:value-type="float" office:value="1" calcext:value-type="float">
            <text:p>1</text:p>
          </table:table-cell>
          <table:table-cell table:formula="of:= 160 * [.F11]" office:value-type="float" office:value="160" calcext:value-type="float">
            <text:p>160</text:p>
          </table:table-cell>
          <table:table-cell table:formula="of:=60000000/[.G11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float" office:value="2" calcext:value-type="float">
            <text:p>2</text:p>
          </table:table-cell>
          <table:table-cell table:formula="of:=160 * [.C12]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1" calcext:value-type="float">
            <text:p>1</text:p>
          </table:table-cell>
          <table:table-cell table:formula="of:= 160 * [.F12]" office:value-type="float" office:value="160" calcext:value-type="float">
            <text:p>160</text:p>
          </table:table-cell>
          <table:table-cell table:formula="of:=60000000/[.G12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2]+[.E13]" office:value-type="float" office:value="1" calcext:value-type="float">
            <text:p>1</text:p>
          </table:table-cell>
          <table:table-cell table:formula="of:= 160 * [.F13]" office:value-type="float" office:value="160" calcext:value-type="float">
            <text:p>160</text:p>
          </table:table-cell>
          <table:table-cell table:formula="of:=60000000/[.G13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3]+[.E14]" office:value-type="float" office:value="1" calcext:value-type="float">
            <text:p>1</text:p>
          </table:table-cell>
          <table:table-cell table:formula="of:= 160 * [.F14]" office:value-type="float" office:value="160" calcext:value-type="float">
            <text:p>160</text:p>
          </table:table-cell>
          <table:table-cell table:formula="of:=60000000/[.G14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4]+[.E15]" office:value-type="float" office:value="1" calcext:value-type="float">
            <text:p>1</text:p>
          </table:table-cell>
          <table:table-cell table:formula="of:= 160 * [.F15]" office:value-type="float" office:value="160" calcext:value-type="float">
            <text:p>160</text:p>
          </table:table-cell>
          <table:table-cell table:formula="of:=60000000/[.G15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3" calcext:value-type="date">
            <text:p>2020-02-23</text:p>
          </table:table-cell>
          <table:table-cell office:value-type="float" office:value="4" calcext:value-type="float">
            <text:p>4</text:p>
          </table:table-cell>
          <table:table-cell table:formula="of:=160 * [.C16]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[.F15]+[.E16]" office:value-type="float" office:value="1" calcext:value-type="float">
            <text:p>1</text:p>
          </table:table-cell>
          <table:table-cell table:formula="of:= 160 * [.F16]" office:value-type="float" office:value="160" calcext:value-type="float">
            <text:p>160</text:p>
          </table:table-cell>
          <table:table-cell table:formula="of:=60000000/[.G16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6]+[.E17]" office:value-type="float" office:value="1" calcext:value-type="float">
            <text:p>1</text:p>
          </table:table-cell>
          <table:table-cell table:formula="of:= 160 * [.F17]" office:value-type="float" office:value="160" calcext:value-type="float">
            <text:p>160</text:p>
          </table:table-cell>
          <table:table-cell table:formula="of:=60000000/[.G17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]+[.E18]" office:value-type="float" office:value="1" calcext:value-type="float">
            <text:p>1</text:p>
          </table:table-cell>
          <table:table-cell table:formula="of:= 160 * [.F18]" office:value-type="float" office:value="160" calcext:value-type="float">
            <text:p>160</text:p>
          </table:table-cell>
          <table:table-cell table:formula="of:=60000000/[.G1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]+[.E19]" office:value-type="float" office:value="1" calcext:value-type="float">
            <text:p>1</text:p>
          </table:table-cell>
          <table:table-cell table:formula="of:= 160 * [.F19]" office:value-type="float" office:value="160" calcext:value-type="float">
            <text:p>160</text:p>
          </table:table-cell>
          <table:table-cell table:formula="of:=60000000/[.G1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float" office:value="8" calcext:value-type="float">
            <text:p>8</text:p>
          </table:table-cell>
          <table:table-cell table:formula="of:=160 * [.C20]"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formula="of:=[.F19]+[.E20]" office:value-type="float" office:value="2" calcext:value-type="float">
            <text:p>2</text:p>
          </table:table-cell>
          <table:table-cell table:formula="of:= 160 * [.F20]" office:value-type="float" office:value="320" calcext:value-type="float">
            <text:p>320</text:p>
          </table:table-cell>
          <table:table-cell table:formula="of:=60000000/[.G20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0]+[.E21]" office:value-type="float" office:value="2" calcext:value-type="float">
            <text:p>2</text:p>
          </table:table-cell>
          <table:table-cell table:formula="of:= 160 * [.F21]" office:value-type="float" office:value="320" calcext:value-type="float">
            <text:p>320</text:p>
          </table:table-cell>
          <table:table-cell table:formula="of:=60000000/[.G21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1]+[.E22]" office:value-type="float" office:value="2" calcext:value-type="float">
            <text:p>2</text:p>
          </table:table-cell>
          <table:table-cell table:formula="of:= 160 * [.F22]" office:value-type="float" office:value="320" calcext:value-type="float">
            <text:p>320</text:p>
          </table:table-cell>
          <table:table-cell table:formula="of:=60000000/[.G22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2]+[.E23]" office:value-type="float" office:value="2" calcext:value-type="float">
            <text:p>2</text:p>
          </table:table-cell>
          <table:table-cell table:formula="of:= 160 * [.F23]" office:value-type="float" office:value="320" calcext:value-type="float">
            <text:p>320</text:p>
          </table:table-cell>
          <table:table-cell table:formula="of:=60000000/[.G23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2" calcext:value-type="date">
            <text:p>2020-03-02</text:p>
          </table:table-cell>
          <table:table-cell office:value-type="float" office:value="16" calcext:value-type="float">
            <text:p>16</text:p>
          </table:table-cell>
          <table:table-cell table:formula="of:=160 * [.C24]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2" calcext:value-type="float">
            <text:p>2</text:p>
          </table:table-cell>
          <table:table-cell table:formula="of:= 160 * [.F24]" office:value-type="float" office:value="320" calcext:value-type="float">
            <text:p>320</text:p>
          </table:table-cell>
          <table:table-cell table:formula="of:=60000000/[.G24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4]+[.E25]" office:value-type="float" office:value="3" calcext:value-type="float">
            <text:p>3</text:p>
          </table:table-cell>
          <table:table-cell table:formula="of:= 160 * [.F25]" office:value-type="float" office:value="480" calcext:value-type="float">
            <text:p>480</text:p>
          </table:table-cell>
          <table:table-cell table:formula="of:=60000000/[.G25]" office:value-type="float" office:value="125000" calcext:value-type="float">
            <text:p>125,000.00</text:p>
          </table:table-cell>
        </table:table-row>
        <table:table-row table:style-name="ro1">
          <table:table-cell/>
          <table:table-cell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5]+[.E26]" office:value-type="float" office:value="4" calcext:value-type="float">
            <text:p>4</text:p>
          </table:table-cell>
          <table:table-cell table:formula="of:= 160 * [.F26]" office:value-type="float" office:value="640" calcext:value-type="float">
            <text:p>640</text:p>
          </table:table-cell>
          <table:table-cell table:formula="of:=60000000/[.G26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6]+[.E27]" office:value-type="float" office:value="4" calcext:value-type="float">
            <text:p>4</text:p>
          </table:table-cell>
          <table:table-cell table:formula="of:= 160 * [.F27]" office:value-type="float" office:value="640" calcext:value-type="float">
            <text:p>640</text:p>
          </table:table-cell>
          <table:table-cell table:formula="of:=60000000/[.G27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6" calcext:value-type="date">
            <text:p>2020-03-06</text:p>
          </table:table-cell>
          <table:table-cell table:formula="of:=[.C24] * 2" office:value-type="float" office:value="32" calcext:value-type="float">
            <text:p>32</text:p>
          </table:table-cell>
          <table:table-cell table:formula="of:=160 * [.C28]" office:value-type="float" office:value="5120" calcext:value-type="float">
            <text:p>5120</text:p>
          </table:table-cell>
          <table:table-cell office:value-type="float" office:value="3" calcext:value-type="float">
            <text:p>3</text:p>
          </table:table-cell>
          <table:table-cell table:formula="of:=[.F27]+[.E28]" office:value-type="float" office:value="7" calcext:value-type="float">
            <text:p>7</text:p>
          </table:table-cell>
          <table:table-cell table:formula="of:= 160 * [.F28]" office:value-type="float" office:value="1120" calcext:value-type="float">
            <text:p>1120</text:p>
          </table:table-cell>
          <table:table-cell table:formula="of:=60000000/[.G28]" office:value-type="float" office:value="53571.4285714286" calcext:value-type="float">
            <text:p>53,571.43</text:p>
          </table:table-cell>
        </table:table-row>
        <table:table-row table:style-name="ro1">
          <table:table-cell/>
          <table:table-cell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8]+[.E29]" office:value-type="float" office:value="9" calcext:value-type="float">
            <text:p>9</text:p>
          </table:table-cell>
          <table:table-cell table:formula="of:= 160 * [.F29]" office:value-type="float" office:value="1440" calcext:value-type="float">
            <text:p>1440</text:p>
          </table:table-cell>
          <table:table-cell table:formula="of:=60000000/[.G29]" office:value-type="float" office:value="41666.6666666667" calcext:value-type="float">
            <text:p>41,666.67</text:p>
          </table:table-cell>
        </table:table-row>
        <table:table-row table:style-name="ro1">
          <table:table-cell/>
          <table:table-cell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9]+[.E30]" office:value-type="float" office:value="10" calcext:value-type="float">
            <text:p>10</text:p>
          </table:table-cell>
          <table:table-cell table:formula="of:= 160 * [.F30]" office:value-type="float" office:value="1600" calcext:value-type="float">
            <text:p>1600</text:p>
          </table:table-cell>
          <table:table-cell table:formula="of:=60000000/[.G30]" office:value-type="float" office:value="37500" calcext:value-type="float">
            <text:p>37,500.00</text:p>
          </table:table-cell>
        </table:table-row>
        <table:table-row table:style-name="ro1">
          <table:table-cell/>
          <table:table-cell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F30]+[.E31]" office:value-type="float" office:value="19" calcext:value-type="float">
            <text:p>19</text:p>
          </table:table-cell>
          <table:table-cell table:formula="of:= 160 * [.F31]" office:value-type="float" office:value="3040" calcext:value-type="float">
            <text:p>3040</text:p>
          </table:table-cell>
          <table:table-cell table:formula="of:=60000000/[.G31]" office:value-type="float" office:value="19736.8421052632" calcext:value-type="float">
            <text:p>19,736.84</text:p>
          </table:table-cell>
        </table:table-row>
        <table:table-row table:style-name="ro1">
          <table:table-cell/>
          <table:table-cell office:value-type="date" office:date-value="2020-03-10" calcext:value-type="date">
            <text:p>2020-03-10</text:p>
          </table:table-cell>
          <table:table-cell table:formula="of:=[.C28] * 2" office:value-type="float" office:value="64" calcext:value-type="float">
            <text:p>64</text:p>
          </table:table-cell>
          <table:table-cell table:formula="of:=160 * [.C32]" office:value-type="float" office:value="10240" calcext:value-type="float">
            <text:p>10240</text:p>
          </table:table-cell>
          <table:table-cell office:value-type="float" office:value="11" calcext:value-type="float">
            <text:p>11</text:p>
          </table:table-cell>
          <table:table-cell table:formula="of:=[.F31]+[.E32]" office:value-type="float" office:value="30" calcext:value-type="float">
            <text:p>30</text:p>
          </table:table-cell>
          <table:table-cell table:formula="of:= 160 * [.F32]" office:value-type="float" office:value="4800" calcext:value-type="float">
            <text:p>4800</text:p>
          </table:table-cell>
          <table:table-cell table:formula="of:=60000000/[.G32]" office:value-type="float" office:value="12500" calcext:value-type="float">
            <text:p>12,500.00</text:p>
          </table:table-cell>
        </table:table-row>
        <table:table-row table:style-name="ro1">
          <table:table-cell/>
          <table:table-cell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2]+[.E33]" office:value-type="float" office:value="33" calcext:value-type="float">
            <text:p>33</text:p>
          </table:table-cell>
          <table:table-cell table:formula="of:= 160 * [.F33]" office:value-type="float" office:value="5280" calcext:value-type="float">
            <text:p>5280</text:p>
          </table:table-cell>
          <table:table-cell table:formula="of:=60000000/[.G33]" office:value-type="float" office:value="11363.6363636364" calcext:value-type="float">
            <text:p>11,363.64</text:p>
          </table:table-cell>
        </table:table-row>
        <table:table-row table:style-name="ro1">
          <table:table-cell/>
          <table:table-cell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F33]+[.E34]" office:value-type="float" office:value="48" calcext:value-type="float">
            <text:p>48</text:p>
          </table:table-cell>
          <table:table-cell table:formula="of:= 160 * [.F34]" office:value-type="float" office:value="7680" calcext:value-type="float">
            <text:p>7680</text:p>
          </table:table-cell>
          <table:table-cell table:formula="of:=60000000/[.G34]" office:value-type="float" office:value="7812.5" calcext:value-type="float">
            <text:p>7,812.50</text:p>
          </table:table-cell>
        </table:table-row>
        <table:table-row table:style-name="ro1">
          <table:table-cell/>
          <table:table-cell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34]+[.E35]" office:value-type="float" office:value="61" calcext:value-type="float">
            <text:p>61</text:p>
          </table:table-cell>
          <table:table-cell table:formula="of:= 160 * [.F35]" office:value-type="float" office:value="9760" calcext:value-type="float">
            <text:p>9760</text:p>
          </table:table-cell>
          <table:table-cell table:formula="of:=60000000/[.G35]" office:value-type="float" office:value="6147.54098360656" calcext:value-type="float">
            <text:p>6,147.54</text:p>
          </table:table-cell>
        </table:table-row>
        <table:table-row table:style-name="ro1">
          <table:table-cell/>
          <table:table-cell office:value-type="date" office:date-value="2020-03-14" calcext:value-type="date">
            <text:p>2020-03-14</text:p>
          </table:table-cell>
          <table:table-cell table:formula="of:=[.C32] * 2" office:value-type="float" office:value="128" calcext:value-type="float">
            <text:p>128</text:p>
          </table:table-cell>
          <table:table-cell table:formula="of:=160 * [.C36]" office:value-type="float" office:value="20480" calcext:value-type="float">
            <text:p>20480</text:p>
          </table:table-cell>
          <table:table-cell office:value-type="float" office:value="18" calcext:value-type="float">
            <text:p>18</text:p>
          </table:table-cell>
          <table:table-cell table:formula="of:=[.F35]+[.E36]" office:value-type="float" office:value="79" calcext:value-type="float">
            <text:p>79</text:p>
          </table:table-cell>
          <table:table-cell table:formula="of:= 160 * [.F36]" office:value-type="float" office:value="12640" calcext:value-type="float">
            <text:p>12640</text:p>
          </table:table-cell>
          <table:table-cell table:formula="of:=60000000/[.G36]" office:value-type="float" office:value="4746.83544303798" calcext:value-type="float">
            <text:p>4,746.84</text:p>
          </table:table-cell>
        </table:table-row>
        <table:table-row table:style-name="ro1">
          <table:table-cell/>
          <table:table-cell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36]+[.E37]" office:value-type="float" office:value="91" calcext:value-type="float">
            <text:p>91</text:p>
          </table:table-cell>
          <table:table-cell table:formula="of:= 160 * [.F37]" office:value-type="float" office:value="14560" calcext:value-type="float">
            <text:p>14560</text:p>
          </table:table-cell>
          <table:table-cell table:formula="of:=60000000/[.G37]" office:value-type="float" office:value="4120.87912087912" calcext:value-type="float">
            <text:p>4,120.88</text:p>
          </table:table-cell>
        </table:table-row>
        <table:table-row table:style-name="ro1">
          <table:table-cell/>
          <table:table-cell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F37]+[.E38]" office:value-type="float" office:value="127" calcext:value-type="float">
            <text:p>127</text:p>
          </table:table-cell>
          <table:table-cell table:formula="of:= 160 * [.F38]" office:value-type="float" office:value="20320" calcext:value-type="float">
            <text:p>20320</text:p>
          </table:table-cell>
          <table:table-cell table:formula="of:=60000000/[.G38]" office:value-type="float" office:value="2952.75590551181" calcext:value-type="float">
            <text:p>2,952.76</text:p>
          </table:table-cell>
        </table:table-row>
        <table:table-row table:style-name="ro1">
          <table:table-cell/>
          <table:table-cell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F38]+[.E39]" office:value-type="float" office:value="148" calcext:value-type="float">
            <text:p>148</text:p>
          </table:table-cell>
          <table:table-cell table:formula="of:= 160 * [.F39]" office:value-type="float" office:value="23680" calcext:value-type="float">
            <text:p>23680</text:p>
          </table:table-cell>
          <table:table-cell table:formula="of:=60000000/[.G39]" office:value-type="float" office:value="2533.78378378378" calcext:value-type="float">
            <text:p>2,533.78</text:p>
          </table:table-cell>
        </table:table-row>
        <table:table-row table:style-name="ro1">
          <table:table-cell/>
          <table:table-cell office:value-type="date" office:date-value="2020-03-18" calcext:value-type="date">
            <text:p>2020-03-18</text:p>
          </table:table-cell>
          <table:table-cell table:formula="of:=[.C36] * 2" office:value-type="float" office:value="256" calcext:value-type="float">
            <text:p>256</text:p>
          </table:table-cell>
          <table:table-cell table:formula="of:=160 * [.C40]" office:value-type="float" office:value="40960" calcext:value-type="float">
            <text:p>40960</text:p>
          </table:table-cell>
          <table:table-cell office:value-type="float" office:value="27" calcext:value-type="float">
            <text:p>27</text:p>
          </table:table-cell>
          <table:table-cell table:formula="of:=[.F39]+[.E40]" office:value-type="float" office:value="175" calcext:value-type="float">
            <text:p>175</text:p>
          </table:table-cell>
          <table:table-cell table:formula="of:= 160 * [.F40]" office:value-type="float" office:value="28000" calcext:value-type="float">
            <text:p>28000</text:p>
          </table:table-cell>
          <table:table-cell table:formula="of:=60000000/[.G40]" office:value-type="float" office:value="2142.85714285714" calcext:value-type="float">
            <text:p>2,142.86</text:p>
          </table:table-cell>
        </table:table-row>
        <table:table-row table:style-name="ro1">
          <table:table-cell/>
          <table:table-cell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0]+[.E4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0" calcext:value-type="date">
            <text:p>2020-03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1]+[.E4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1" calcext:value-type="date">
            <text:p>2020-03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2]+[.E4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table:formula="of:=[.C40] * 2" office:value-type="float" office:value="512" calcext:value-type="float">
            <text:p>512</text:p>
          </table:table-cell>
          <table:table-cell table:formula="of:=160 * [.C44]"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3" calcext:value-type="date">
            <text:p>2020-03-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4]+[.E4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4" calcext:value-type="date">
            <text:p>2020-03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5]+[.E4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5" calcext:value-type="date">
            <text:p>2020-03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6]+[.E4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6" calcext:value-type="date">
            <text:p>2020-03-26</text:p>
          </table:table-cell>
          <table:table-cell table:formula="of:=[.C44] * 2" office:value-type="float" office:value="1024" calcext:value-type="float">
            <text:p>1024</text:p>
          </table:table-cell>
          <table:table-cell table:formula="of:=160 * [.C48]" office:value-type="float" office:value="163840" calcext:value-type="float">
            <text:p>163840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7" calcext:value-type="date">
            <text:p>2020-03-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8]+[.E4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8" calcext:value-type="date">
            <text:p>2020-03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9]+[.E5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9" calcext:value-type="date">
            <text:p>2020-03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0]+[.E5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0" calcext:value-type="date">
            <text:p>2020-03-30</text:p>
          </table:table-cell>
          <table:table-cell table:formula="of:=[.C48] * 2" office:value-type="float" office:value="2048" calcext:value-type="float">
            <text:p>2048</text:p>
          </table:table-cell>
          <table:table-cell table:formula="of:=160 * [.C52]" office:value-type="float" office:value="327680" calcext:value-type="float">
            <text:p>327680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1" calcext:value-type="date">
            <text:p>2020-03-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2]+[.E5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1" calcext:value-type="date">
            <text:p>2020-04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3]+[.E5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2" calcext:value-type="date">
            <text:p>2020-04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4]+[.E5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3" calcext:value-type="date">
            <text:p>2020-04-03</text:p>
          </table:table-cell>
          <table:table-cell table:formula="of:=[.C52] * 2" office:value-type="float" office:value="4096" calcext:value-type="float">
            <text:p>4096</text:p>
          </table:table-cell>
          <table:table-cell table:formula="of:=160 * [.C56]" office:value-type="float" office:value="655360" calcext:value-type="float">
            <text:p>655360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4" calcext:value-type="date">
            <text:p>2020-04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6]+[.E5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5" calcext:value-type="date">
            <text:p>2020-04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7]+[.E5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6" calcext:value-type="date">
            <text:p>2020-04-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8]+[.E5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7" calcext:value-type="date">
            <text:p>2020-04-07</text:p>
          </table:table-cell>
          <table:table-cell table:formula="of:=[.C56] * 2" office:value-type="float" office:value="8192" calcext:value-type="float">
            <text:p>8192</text:p>
          </table:table-cell>
          <table:table-cell table:formula="of:=160 * [.C60]" office:value-type="float" office:value="1310720" calcext:value-type="float">
            <text:p>1310720</text:p>
          </table:table-cell>
          <table:table-cell office:value-type="float" office:value="0" calcext:value-type="float">
            <text:p>0</text:p>
          </table:table-cell>
          <table:table-cell table:formula="of:=[.F59]+[.E6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8" calcext:value-type="date">
            <text:p>2020-04-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0]+[.E6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9" calcext:value-type="date">
            <text:p>2020-04-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1]+[.E6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0" calcext:value-type="date">
            <text:p>2020-04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2]+[.E6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1" calcext:value-type="date">
            <text:p>2020-04-11</text:p>
          </table:table-cell>
          <table:table-cell table:formula="of:=[.C60] * 2" office:value-type="float" office:value="16384" calcext:value-type="float">
            <text:p>16384</text:p>
          </table:table-cell>
          <table:table-cell table:formula="of:=160 * [.C64]" office:value-type="float" office:value="2621440" calcext:value-type="float">
            <text:p>2621440</text:p>
          </table:table-cell>
          <table:table-cell office:value-type="float" office:value="0" calcext:value-type="float">
            <text:p>0</text:p>
          </table:table-cell>
          <table:table-cell table:formula="of:=[.F63]+[.E6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2" calcext:value-type="date">
            <text:p>2020-04-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4]+[.E6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3" calcext:value-type="date">
            <text:p>2020-04-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5]+[.E6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4" calcext:value-type="date">
            <text:p>2020-04-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6]+[.E6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5" calcext:value-type="date">
            <text:p>2020-04-15</text:p>
          </table:table-cell>
          <table:table-cell table:formula="of:=[.C64] * 2" office:value-type="float" office:value="32768" calcext:value-type="float">
            <text:p>32768</text:p>
          </table:table-cell>
          <table:table-cell table:formula="of:=160 * [.C68]" office:value-type="float" office:value="5242880" calcext:value-type="float">
            <text:p>5242880</text:p>
          </table:table-cell>
          <table:table-cell office:value-type="float" office:value="0" calcext:value-type="float">
            <text:p>0</text:p>
          </table:table-cell>
          <table:table-cell table:formula="of:=[.F67]+[.E6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6" calcext:value-type="date">
            <text:p>2020-04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8]+[.E6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7" calcext:value-type="date">
            <text:p>2020-04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9]+[.E7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8" calcext:value-type="date">
            <text:p>2020-04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0]+[.E7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9" calcext:value-type="date">
            <text:p>2020-04-19</text:p>
          </table:table-cell>
          <table:table-cell table:formula="of:=[.C68] * 2" office:value-type="float" office:value="65536" calcext:value-type="float">
            <text:p>65536</text:p>
          </table:table-cell>
          <table:table-cell table:formula="of:=160 * [.C72]" office:value-type="float" office:value="10485760" calcext:value-type="float">
            <text:p>10485760</text:p>
          </table:table-cell>
          <table:table-cell office:value-type="float" office:value="0" calcext:value-type="float">
            <text:p>0</text:p>
          </table:table-cell>
          <table:table-cell table:formula="of:=[.F71]+[.E7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0" calcext:value-type="date">
            <text:p>2020-04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2]+[.E7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1" calcext:value-type="date">
            <text:p>2020-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3]+[.E7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2" calcext:value-type="date">
            <text:p>2020-04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4]+[.E7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3" calcext:value-type="date">
            <text:p>2020-04-23</text:p>
          </table:table-cell>
          <table:table-cell table:formula="of:=[.C72] * 2" office:value-type="float" office:value="131072" calcext:value-type="float">
            <text:p>131072</text:p>
          </table:table-cell>
          <table:table-cell table:formula="of:=160 * [.C76]" office:value-type="float" office:value="20971520" calcext:value-type="float">
            <text:p>20971520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4" calcext:value-type="date">
            <text:p>2020-04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6]+[.E7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5" calcext:value-type="date">
            <text:p>2020-04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7]+[.E7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6" calcext:value-type="date">
            <text:p>2020-04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8]+[.E7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7" calcext:value-type="date">
            <text:p>2020-04-27</text:p>
          </table:table-cell>
          <table:table-cell table:formula="of:=[.C76] * 2" office:value-type="float" office:value="262144" calcext:value-type="float">
            <text:p>262144</text:p>
          </table:table-cell>
          <table:table-cell table:formula="of:=160 * [.C80]" office:value-type="float" office:value="41943040" calcext:value-type="float">
            <text:p>41943040</text:p>
          </table:table-cell>
          <table:table-cell office:value-type="float" office:value="0" calcext:value-type="float">
            <text:p>0</text:p>
          </table:table-cell>
          <table:table-cell table:formula="of:=[.F79]+[.E8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8" calcext:value-type="date">
            <text:p>2020-04-28</text:p>
          </table:table-cell>
          <table:table-cell table:number-columns-repeated="6"/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ranceChart" table:style-name="ta1">
        <table:shapes>
          <draw:frame draw:z-index="0" draw:style-name="gr1" draw:text-style-name="P1" svg:width="24.88cm" svg:height="14.479cm" svg:x="4.372cm" svg:y="2.53cm">
            <draw:object draw:notify-on-update-of-ranges="France.B7:France.B40 France.B7:France.B40 France.H6:France.H6 France.H7:France.H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K -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3"/>
        <table:table-column table:style-name="co1" table:default-cell-style-name="ce3"/>
        <table:table-column table:style-name="co9" table:default-cell-style-name="ce3"/>
        <table:table-column table:style-name="co1" table:default-cell-style-name="Default"/>
        <table:table-column table:style-name="co10" table:default-cell-style-name="ce2"/>
        <table:table-column table:style-name="co11" table:default-cell-style-name="Default"/>
        <table:table-row table:style-name="ro1">
          <table:table-cell office:value-type="string" calcext:value-type="string">
            <text:p>UK</text:p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Date</text:p>
          </table:table-cell>
          <table:table-cell office:value-type="string" calcext:value-type="string">
            <text:p>UK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</text:p>
          </table:table-cell>
          <table:table-cell office:value-type="string" calcext:value-type="string">
            <text:p>Cases 160 Deaths</text:p>
          </table:table-cell>
          <table:table-cell table:style-name="ce2" office:value-type="string" calcext:value-type="string">
            <text:p><text:s/>Risk UK</text:p>
          </table:table-cell>
          <table:table-cell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+[.F9]" office:value-type="float" office:value="0" calcext:value-type="float">
            <text:p>0</text:p>
          </table:table-cell>
          <table:table-cell table:formula="of:= 160 * [.G9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9]+[.F10]" office:value-type="float" office:value="0" calcext:value-type="float">
            <text:p>0</text:p>
          </table:table-cell>
          <table:table-cell table:formula="of:= 160 * [.G10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0]+[.F11]" office:value-type="float" office:value="0" calcext:value-type="float">
            <text:p>0</text:p>
          </table:table-cell>
          <table:table-cell table:formula="of:= 160 * [.G11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1]+[.F12]" office:value-type="float" office:value="0" calcext:value-type="float">
            <text:p>0</text:p>
          </table:table-cell>
          <table:table-cell table:formula="of:= 160 * [.G12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2]+[.F13]" office:value-type="float" office:value="0" calcext:value-type="float">
            <text:p>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3-02" calcext:value-type="date">
            <text:p>2020-03-02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6]+[.F27]" office:value-type="float" office:value="0" calcext:value-type="float">
            <text:p>0</text:p>
          </table:table-cell>
          <table:table-cell table:formula="of:= 160 * [.G27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7]+[.F28]" office:value-type="float" office:value="0" calcext:value-type="float">
            <text:p>0</text:p>
          </table:table-cell>
          <table:table-cell table:formula="of:= 160 * [.G28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formula="of:=160 * [.D29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8]+[.F29]" office:value-type="float" office:value="1" calcext:value-type="float">
            <text:p>1</text:p>
          </table:table-cell>
          <table:table-cell table:formula="of:= 160 * [.G29]" office:value-type="float" office:value="160" calcext:value-type="float">
            <text:p>160</text:p>
          </table:table-cell>
          <table:table-cell table:style-name="ce2" table:formula="of:=60000000/[.H29]" office:value-type="float" office:value="375000" calcext:value-type="float">
            <text:p>375,00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9]+[.F30]" office:value-type="float" office:value="1" calcext:value-type="float">
            <text:p>1</text:p>
          </table:table-cell>
          <table:table-cell table:formula="of:= 160 * [.G30]" office:value-type="float" office:value="160" calcext:value-type="float">
            <text:p>160</text:p>
          </table:table-cell>
          <table:table-cell table:style-name="ce2" table:formula="of:=60000000/[.H30]" office:value-type="float" office:value="375000" calcext:value-type="float">
            <text:p>375,00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0]+[.F31]" office:value-type="float" office:value="2" calcext:value-type="float">
            <text:p>2</text:p>
          </table:table-cell>
          <table:table-cell table:formula="of:= 160 * [.G31]" office:value-type="float" office:value="320" calcext:value-type="float">
            <text:p>320</text:p>
          </table:table-cell>
          <table:table-cell table:style-name="ce2" table:formula="of:=60000000/[.H31]" office:value-type="float" office:value="187500" calcext:value-type="float">
            <text:p>187,50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1]+[.F32]" office:value-type="float" office:value="3" calcext:value-type="float">
            <text:p>3</text:p>
          </table:table-cell>
          <table:table-cell table:formula="of:= 160 * [.G32]" office:value-type="float" office:value="480" calcext:value-type="float">
            <text:p>480</text:p>
          </table:table-cell>
          <table:table-cell table:style-name="ce2" table:formula="of:=60000000/[.H32]" office:value-type="float" office:value="125000" calcext:value-type="float">
            <text:p>125,00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3-10" calcext:value-type="date">
            <text:p>2020-03-10</text:p>
          </table:table-cell>
          <table:table-cell table:formula="of:=[.D29] * 2" office:value-type="float" office:value="2" calcext:value-type="float">
            <text:p>2</text:p>
          </table:table-cell>
          <table:table-cell table:formula="of:=160 * [.D33]"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formula="of:=[.G32]+[.F33]" office:value-type="float" office:value="5" calcext:value-type="float">
            <text:p>5</text:p>
          </table:table-cell>
          <table:table-cell table:formula="of:= 160 * [.G33]" office:value-type="float" office:value="800" calcext:value-type="float">
            <text:p>800</text:p>
          </table:table-cell>
          <table:table-cell table:style-name="ce2" table:formula="of:=60000000/[.H33]" office:value-type="float" office:value="75000" calcext:value-type="float">
            <text:p>75,00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3]+[.F34]" office:value-type="float" office:value="6" calcext:value-type="float">
            <text:p>6</text:p>
          </table:table-cell>
          <table:table-cell table:formula="of:= 160 * [.G34]" office:value-type="float" office:value="960" calcext:value-type="float">
            <text:p>960</text:p>
          </table:table-cell>
          <table:table-cell table:style-name="ce2" table:formula="of:=60000000/[.H34]" office:value-type="float" office:value="62500" calcext:value-type="float">
            <text:p>62,50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34]+[.F35]" office:value-type="float" office:value="6" calcext:value-type="float">
            <text:p>6</text:p>
          </table:table-cell>
          <table:table-cell table:formula="of:= 160 * [.G35]" office:value-type="float" office:value="960" calcext:value-type="float">
            <text:p>960</text:p>
          </table:table-cell>
          <table:table-cell table:style-name="ce2" table:formula="of:=60000000/[.H35]" office:value-type="float" office:value="62500" calcext:value-type="float">
            <text:p>62,50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5]+[.F36]" office:value-type="float" office:value="10" calcext:value-type="float">
            <text:p>10</text:p>
          </table:table-cell>
          <table:table-cell table:formula="of:= 160 * [.G36]" office:value-type="float" office:value="1600" calcext:value-type="float">
            <text:p>1600</text:p>
          </table:table-cell>
          <table:table-cell table:style-name="ce2" table:formula="of:=60000000/[.H36]" office:value-type="float" office:value="37500" calcext:value-type="float">
            <text:p>37,50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3-14" calcext:value-type="date">
            <text:p>2020-03-14</text:p>
          </table:table-cell>
          <table:table-cell table:formula="of:=[.D33] * 2" office:value-type="float" office:value="4" calcext:value-type="float">
            <text:p>4</text:p>
          </table:table-cell>
          <table:table-cell table:formula="of:=160 * [.D37]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[.G36]+[.F37]" office:value-type="float" office:value="10" calcext:value-type="float">
            <text:p>10</text:p>
          </table:table-cell>
          <table:table-cell table:formula="of:= 160 * [.G37]" office:value-type="float" office:value="1600" calcext:value-type="float">
            <text:p>1600</text:p>
          </table:table-cell>
          <table:table-cell table:style-name="ce2" table:formula="of:=60000000/[.H37]" office:value-type="float" office:value="37500" calcext:value-type="float">
            <text:p>37,50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37]+[.F38]" office:value-type="float" office:value="21" calcext:value-type="float">
            <text:p>21</text:p>
          </table:table-cell>
          <table:table-cell table:formula="of:= 160 * [.G38]" office:value-type="float" office:value="3360" calcext:value-type="float">
            <text:p>3360</text:p>
          </table:table-cell>
          <table:table-cell table:style-name="ce2" table:formula="of:=60000000/[.H38]" office:value-type="float" office:value="17857.1428571429" calcext:value-type="float">
            <text:p>17,857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G38]+[.F39]" office:value-type="float" office:value="35" calcext:value-type="float">
            <text:p>35</text:p>
          </table:table-cell>
          <table:table-cell table:formula="of:= 160 * [.G39]" office:value-type="float" office:value="5600" calcext:value-type="float">
            <text:p>5600</text:p>
          </table:table-cell>
          <table:table-cell table:style-name="ce2" table:formula="of:=60000000/[.H39]" office:value-type="float" office:value="10714.2857142857" calcext:value-type="float">
            <text:p>10,714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39]+[.F40]" office:value-type="float" office:value="55" calcext:value-type="float">
            <text:p>55</text:p>
          </table:table-cell>
          <table:table-cell table:formula="of:= 160 * [.G40]" office:value-type="float" office:value="8800" calcext:value-type="float">
            <text:p>8800</text:p>
          </table:table-cell>
          <table:table-cell table:style-name="ce2" table:formula="of:=60000000/[.H40]" office:value-type="float" office:value="6818.18181818182" calcext:value-type="float">
            <text:p>6,818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3-18" calcext:value-type="date">
            <text:p>2020-03-18</text:p>
          </table:table-cell>
          <table:table-cell table:formula="of:=[.D37] * 2" office:value-type="float" office:value="8" calcext:value-type="float">
            <text:p>8</text:p>
          </table:table-cell>
          <table:table-cell table:formula="of:=160 * [.D41]"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  <table:table-cell table:formula="of:=[.G40]+[.F41]" office:value-type="float" office:value="60" calcext:value-type="float">
            <text:p>60</text:p>
          </table:table-cell>
          <table:table-cell table:formula="of:= 160 * [.G41]" office:value-type="float" office:value="9600" calcext:value-type="float">
            <text:p>9600</text:p>
          </table:table-cell>
          <table:table-cell table:style-name="ce2" table:formula="of:=60000000/[.H41]" office:value-type="float" office:value="6250" calcext:value-type="float">
            <text:p>6,25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G41]+[.F42]" office:value-type="float" office:value="103" calcext:value-type="float">
            <text:p>103</text:p>
          </table:table-cell>
          <table:table-cell table:formula="of:= 160 * [.G42]" office:value-type="float" office:value="16480" calcext:value-type="float">
            <text:p>16480</text:p>
          </table:table-cell>
          <table:table-cell table:style-name="ce2" table:formula="of:=60000000/[.H42]" office:value-type="float" office:value="3640.77669902913" calcext:value-type="float">
            <text:p>3,640.78</text:p>
          </table:table-cell>
          <table:table-cell table:formula="of:=[.H41]*1.2" office:value-type="float" office:value="11520" calcext:value-type="float">
            <text:p>11,520.00</text:p>
          </table:table-cell>
          <table:table-cell table:style-name="ce2" table:formula="of:=60000000/[.J42]" office:value-type="float" office:value="5208.33333333333" calcext:value-type="float">
            <text:p>5,208.33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20" calcext:value-type="date">
            <text:p>2020-03-20</text:p>
          </table:table-cell>
          <table:table-cell table:number-columns-repeated="2"/>
          <table:table-cell table:formula="of:=[.J43]/160" office:value-type="float" office:value="86.4" calcext:value-type="float">
            <text:p>86</text:p>
          </table:table-cell>
          <table:table-cell table:formula="of:=[.G42]+[.F43]" office:value-type="float" office:value="189.4" calcext:value-type="float">
            <text:p>189</text:p>
          </table:table-cell>
          <table:table-cell table:formula="of:= 160 * [.G43]" office:value-type="float" office:value="30304" calcext:value-type="float">
            <text:p>30304</text:p>
          </table:table-cell>
          <table:table-cell table:style-name="ce2" table:formula="of:=60000000/[.H43]" office:value-type="float" office:value="1979.93664202746" calcext:value-type="float">
            <text:p>1,979.94</text:p>
          </table:table-cell>
          <table:table-cell table:formula="of:=[.J42]*1.2" office:value-type="float" office:value="13824" calcext:value-type="float">
            <text:p>13,824.00</text:p>
          </table:table-cell>
          <table:table-cell table:style-name="ce2" table:formula="of:=60000000/[.J43]" office:value-type="float" office:value="4340.27777777778" calcext:value-type="float">
            <text:p>4,340.28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21" calcext:value-type="date">
            <text:p>2020-03-21</text:p>
          </table:table-cell>
          <table:table-cell table:number-columns-repeated="2"/>
          <table:table-cell table:formula="of:=[.J44]/160" office:value-type="float" office:value="103.68" calcext:value-type="float">
            <text:p>104</text:p>
          </table:table-cell>
          <table:table-cell table:formula="of:=[.G43]+[.F44]" office:value-type="float" office:value="293.08" calcext:value-type="float">
            <text:p>293</text:p>
          </table:table-cell>
          <table:table-cell table:formula="of:= 160 * [.G44]" office:value-type="float" office:value="46892.8" calcext:value-type="float">
            <text:p>46893</text:p>
          </table:table-cell>
          <table:table-cell table:style-name="ce2" table:formula="of:=60000000/[.H44]" office:value-type="float" office:value="1279.51412583595" calcext:value-type="float">
            <text:p>1,279.51</text:p>
          </table:table-cell>
          <table:table-cell table:formula="of:=[.J43]*1.2" office:value-type="float" office:value="16588.8" calcext:value-type="float">
            <text:p>16,588.80</text:p>
          </table:table-cell>
          <table:table-cell table:style-name="ce2" table:formula="of:=60000000/[.J44]" office:value-type="float" office:value="3616.89814814815" calcext:value-type="float">
            <text:p>3,616.90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22" calcext:value-type="date">
            <text:p>2020-03-22</text:p>
          </table:table-cell>
          <table:table-cell table:formula="of:=[.D41] * 2" office:value-type="float" office:value="16" calcext:value-type="float">
            <text:p>16</text:p>
          </table:table-cell>
          <table:table-cell table:formula="of:=160 * [.D45]" office:value-type="float" office:value="2560" calcext:value-type="float">
            <text:p>2560</text:p>
          </table:table-cell>
          <table:table-cell table:formula="of:=[.J45]/160" office:value-type="float" office:value="124.416" calcext:value-type="float">
            <text:p>124</text:p>
          </table:table-cell>
          <table:table-cell table:formula="of:=[.G44]+[.F45]" office:value-type="float" office:value="417.496" calcext:value-type="float">
            <text:p>417</text:p>
          </table:table-cell>
          <table:table-cell table:formula="of:= 160 * [.G45]" office:value-type="float" office:value="66799.36" calcext:value-type="float">
            <text:p>66799</text:p>
          </table:table-cell>
          <table:table-cell table:style-name="ce2" table:formula="of:=60000000/[.H45]" office:value-type="float" office:value="898.212198440225" calcext:value-type="float">
            <text:p>898.21</text:p>
          </table:table-cell>
          <table:table-cell table:formula="of:=[.J44]*1.2" office:value-type="float" office:value="19906.56" calcext:value-type="float">
            <text:p>19,906.56</text:p>
          </table:table-cell>
          <table:table-cell table:style-name="ce2" table:formula="of:=60000000/[.J45]" office:value-type="float" office:value="3014.08179012346" calcext:value-type="float">
            <text:p>3,014.08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23" calcext:value-type="date">
            <text:p>2020-03-23</text:p>
          </table:table-cell>
          <table:table-cell table:number-columns-repeated="2"/>
          <table:table-cell table:formula="of:=[.J46]/160" office:value-type="float" office:value="149.2992" calcext:value-type="float">
            <text:p>149</text:p>
          </table:table-cell>
          <table:table-cell table:formula="of:=[.G45]+[.F46]" office:value-type="float" office:value="566.7952" calcext:value-type="float">
            <text:p>567</text:p>
          </table:table-cell>
          <table:table-cell table:formula="of:= 160 * [.G46]" office:value-type="float" office:value="90687.232" calcext:value-type="float">
            <text:p>90687</text:p>
          </table:table-cell>
          <table:table-cell table:style-name="ce2" table:formula="of:=60000000/[.H46]" office:value-type="float" office:value="661.614636115479" calcext:value-type="float">
            <text:p>661.61</text:p>
          </table:table-cell>
          <table:table-cell table:formula="of:=[.J45]*1.2" office:value-type="float" office:value="23887.872" calcext:value-type="float">
            <text:p>23,887.87</text:p>
          </table:table-cell>
          <table:table-cell table:style-name="ce2" table:formula="of:=60000000/[.J46]" office:value-type="float" office:value="2511.73482510288" calcext:value-type="float">
            <text:p>2,511.73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24" calcext:value-type="date">
            <text:p>2020-03-24</text:p>
          </table:table-cell>
          <table:table-cell table:number-columns-repeated="2"/>
          <table:table-cell table:formula="of:=[.J47]/160" office:value-type="float" office:value="179.15904" calcext:value-type="float">
            <text:p>179</text:p>
          </table:table-cell>
          <table:table-cell table:formula="of:=[.G46]+[.F47]" office:value-type="float" office:value="745.95424" calcext:value-type="float">
            <text:p>746</text:p>
          </table:table-cell>
          <table:table-cell table:formula="of:= 160 * [.G47]" office:value-type="float" office:value="119352.6784" calcext:value-type="float">
            <text:p>119353</text:p>
          </table:table-cell>
          <table:table-cell table:style-name="ce2" table:formula="of:=60000000/[.H47]" office:value-type="float" office:value="502.711801731967" calcext:value-type="float">
            <text:p>502.71</text:p>
          </table:table-cell>
          <table:table-cell table:formula="of:=[.J46]*1.2" office:value-type="float" office:value="28665.4464" calcext:value-type="float">
            <text:p>28,665.45</text:p>
          </table:table-cell>
          <table:table-cell table:style-name="ce2" table:formula="of:=60000000/[.J47]" office:value-type="float" office:value="2093.1123542524" calcext:value-type="float">
            <text:p>2,093.11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25" calcext:value-type="date">
            <text:p>2020-03-25</text:p>
          </table:table-cell>
          <table:table-cell table:number-columns-repeated="2"/>
          <table:table-cell table:formula="of:=[.J48]/160" office:value-type="float" office:value="214.990848" calcext:value-type="float">
            <text:p>215</text:p>
          </table:table-cell>
          <table:table-cell table:formula="of:=[.G47]+[.F48]" office:value-type="float" office:value="960.945088" calcext:value-type="float">
            <text:p>961</text:p>
          </table:table-cell>
          <table:table-cell table:formula="of:= 160 * [.G48]" office:value-type="float" office:value="153751.21408" calcext:value-type="float">
            <text:p>153751</text:p>
          </table:table-cell>
          <table:table-cell table:style-name="ce2" table:formula="of:=60000000/[.H48]" office:value-type="float" office:value="390.240820919832" calcext:value-type="float">
            <text:p>390.24</text:p>
          </table:table-cell>
          <table:table-cell table:formula="of:=[.J47]*1.2" office:value-type="float" office:value="34398.53568" calcext:value-type="float">
            <text:p>34,398.54</text:p>
          </table:table-cell>
          <table:table-cell table:style-name="ce2" table:formula="of:=60000000/[.J48]" office:value-type="float" office:value="1744.26029521033" calcext:value-type="float">
            <text:p>1,744.26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26" calcext:value-type="date">
            <text:p>2020-03-26</text:p>
          </table:table-cell>
          <table:table-cell table:formula="of:=[.D45] * 2" office:value-type="float" office:value="32" calcext:value-type="float">
            <text:p>32</text:p>
          </table:table-cell>
          <table:table-cell table:formula="of:=160 * [.D49]" office:value-type="float" office:value="5120" calcext:value-type="float">
            <text:p>5120</text:p>
          </table:table-cell>
          <table:table-cell table:formula="of:=[.J49]/160" office:value-type="float" office:value="257.9890176" calcext:value-type="float">
            <text:p>258</text:p>
          </table:table-cell>
          <table:table-cell table:formula="of:=[.G48]+[.F49]" office:value-type="float" office:value="1218.9341056" calcext:value-type="float">
            <text:p>1219</text:p>
          </table:table-cell>
          <table:table-cell table:formula="of:= 160 * [.G49]" office:value-type="float" office:value="195029.456896" calcext:value-type="float">
            <text:p>195029</text:p>
          </table:table-cell>
          <table:table-cell table:style-name="ce2" table:formula="of:=60000000/[.H49]" office:value-type="float" office:value="307.645834403339" calcext:value-type="float">
            <text:p>307.65</text:p>
          </table:table-cell>
          <table:table-cell table:formula="of:=[.J48]*1.2" office:value-type="float" office:value="41278.242816" calcext:value-type="float">
            <text:p>41,278.24</text:p>
          </table:table-cell>
          <table:table-cell table:style-name="ce2" table:formula="of:=60000000/[.J49]" office:value-type="float" office:value="1453.55024600861" calcext:value-type="float">
            <text:p>1,453.55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27" calcext:value-type="date">
            <text:p>2020-03-27</text:p>
          </table:table-cell>
          <table:table-cell table:number-columns-repeated="2"/>
          <table:table-cell table:formula="of:=[.J50]/160" office:value-type="float" office:value="309.58682112" calcext:value-type="float">
            <text:p>310</text:p>
          </table:table-cell>
          <table:table-cell table:formula="of:=[.G49]+[.F50]" office:value-type="float" office:value="1528.52092672" calcext:value-type="float">
            <text:p>1529</text:p>
          </table:table-cell>
          <table:table-cell table:formula="of:= 160 * [.G50]" office:value-type="float" office:value="244563.3482752" calcext:value-type="float">
            <text:p>244563</text:p>
          </table:table-cell>
          <table:table-cell table:style-name="ce2" table:formula="of:=60000000/[.H50]" office:value-type="float" office:value="245.335208334177" calcext:value-type="float">
            <text:p>245.34</text:p>
          </table:table-cell>
          <table:table-cell table:formula="of:=[.J49]*1.2" office:value-type="float" office:value="49533.8913792" calcext:value-type="float">
            <text:p>49,533.89</text:p>
          </table:table-cell>
          <table:table-cell table:style-name="ce2" table:formula="of:=60000000/[.J50]" office:value-type="float" office:value="1211.29187167384" calcext:value-type="float">
            <text:p>1,211.29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28" calcext:value-type="date">
            <text:p>2020-03-28</text:p>
          </table:table-cell>
          <table:table-cell table:number-columns-repeated="2"/>
          <table:table-cell table:formula="of:=[.J51]/160" office:value-type="float" office:value="371.504185344" calcext:value-type="float">
            <text:p>372</text:p>
          </table:table-cell>
          <table:table-cell table:formula="of:=[.G50]+[.F51]" office:value-type="float" office:value="1900.025112064" calcext:value-type="float">
            <text:p>1900</text:p>
          </table:table-cell>
          <table:table-cell table:formula="of:= 160 * [.G51]" office:value-type="float" office:value="304004.01793024" calcext:value-type="float">
            <text:p>304004</text:p>
          </table:table-cell>
          <table:table-cell table:style-name="ce2" table:formula="of:=60000000/[.H51]" office:value-type="float" office:value="197.365812493203" calcext:value-type="float">
            <text:p>197.37</text:p>
          </table:table-cell>
          <table:table-cell table:formula="of:=[.J50]*1.2" office:value-type="float" office:value="59440.66965504" calcext:value-type="float">
            <text:p>59,440.67</text:p>
          </table:table-cell>
          <table:table-cell table:style-name="ce2" table:formula="of:=60000000/[.J51]" office:value-type="float" office:value="1009.40989306154" calcext:value-type="float">
            <text:p>1,009.41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29" calcext:value-type="date">
            <text:p>2020-03-29</text:p>
          </table:table-cell>
          <table:table-cell table:number-columns-repeated="2"/>
          <table:table-cell table:formula="of:=[.J52]/160" office:value-type="float" office:value="445.8050224128" calcext:value-type="float">
            <text:p>446</text:p>
          </table:table-cell>
          <table:table-cell table:formula="of:=[.G51]+[.F52]" office:value-type="float" office:value="2345.8301344768" calcext:value-type="float">
            <text:p>2346</text:p>
          </table:table-cell>
          <table:table-cell table:formula="of:= 160 * [.G52]" office:value-type="float" office:value="375332.821516288" calcext:value-type="float">
            <text:p>375333</text:p>
          </table:table-cell>
          <table:table-cell table:style-name="ce2" table:formula="of:=60000000/[.H52]" office:value-type="float" office:value="159.858122073122" calcext:value-type="float">
            <text:p>159.86</text:p>
          </table:table-cell>
          <table:table-cell table:formula="of:=[.J51]*1.2" office:value-type="float" office:value="71328.803586048" calcext:value-type="float">
            <text:p>71,328.80</text:p>
          </table:table-cell>
          <table:table-cell table:style-name="ce2" table:formula="of:=60000000/[.J52]" office:value-type="float" office:value="841.174910884613" calcext:value-type="float">
            <text:p>841.17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30" calcext:value-type="date">
            <text:p>2020-03-30</text:p>
          </table:table-cell>
          <table:table-cell table:formula="of:=[.D49] * 2" office:value-type="float" office:value="64" calcext:value-type="float">
            <text:p>64</text:p>
          </table:table-cell>
          <table:table-cell table:formula="of:=160 * [.D53]" office:value-type="float" office:value="10240" calcext:value-type="float">
            <text:p>10240</text:p>
          </table:table-cell>
          <table:table-cell table:formula="of:=[.J53]/160" office:value-type="float" office:value="534.96602689536" calcext:value-type="float">
            <text:p>535</text:p>
          </table:table-cell>
          <table:table-cell table:formula="of:=[.G52]+[.F53]" office:value-type="float" office:value="2880.79616137216" calcext:value-type="float">
            <text:p>2881</text:p>
          </table:table-cell>
          <table:table-cell table:formula="of:= 160 * [.G53]" office:value-type="float" office:value="460927.385819546" calcext:value-type="float">
            <text:p>460927</text:p>
          </table:table-cell>
          <table:table-cell table:style-name="ce2" table:formula="of:=60000000/[.H53]" office:value-type="float" office:value="130.17234784893" calcext:value-type="float">
            <text:p>130.17</text:p>
          </table:table-cell>
          <table:table-cell table:formula="of:=[.J52]*1.2" office:value-type="float" office:value="85594.5643032576" calcext:value-type="float">
            <text:p>85,594.56</text:p>
          </table:table-cell>
          <table:table-cell table:style-name="ce2" table:formula="of:=60000000/[.J53]" office:value-type="float" office:value="700.979092403845" calcext:value-type="float">
            <text:p>700.98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31" calcext:value-type="date">
            <text:p>2020-03-31</text:p>
          </table:table-cell>
          <table:table-cell table:number-columns-repeated="2"/>
          <table:table-cell table:formula="of:=[.J54]/160" office:value-type="float" office:value="641.959232274432" calcext:value-type="float">
            <text:p>642</text:p>
          </table:table-cell>
          <table:table-cell table:formula="of:=[.G53]+[.F54]" office:value-type="float" office:value="3522.75539364659" calcext:value-type="float">
            <text:p>3523</text:p>
          </table:table-cell>
          <table:table-cell table:formula="of:= 160 * [.G54]" office:value-type="float" office:value="563640.862983455" calcext:value-type="float">
            <text:p>563641</text:p>
          </table:table-cell>
          <table:table-cell table:style-name="ce2" table:formula="of:=60000000/[.H54]" office:value-type="float" office:value="106.45076313738" calcext:value-type="float">
            <text:p>106.45</text:p>
          </table:table-cell>
          <table:table-cell table:formula="of:=[.J53]*1.2" office:value-type="float" office:value="102713.477163909" calcext:value-type="float">
            <text:p>102,713.48</text:p>
          </table:table-cell>
          <table:table-cell table:style-name="ce2" table:formula="of:=60000000/[.J54]" office:value-type="float" office:value="584.14924366987" calcext:value-type="float">
            <text:p>584.15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01" calcext:value-type="date">
            <text:p>2020-04-01</text:p>
          </table:table-cell>
          <table:table-cell table:number-columns-repeated="2"/>
          <table:table-cell table:formula="of:=[.J55]/160" office:value-type="float" office:value="770.351078729318" calcext:value-type="float">
            <text:p>770</text:p>
          </table:table-cell>
          <table:table-cell table:formula="of:=[.G54]+[.F55]" office:value-type="float" office:value="4293.10647237591" calcext:value-type="float">
            <text:p>4293</text:p>
          </table:table-cell>
          <table:table-cell table:formula="of:= 160 * [.G55]" office:value-type="float" office:value="686897.035580145" calcext:value-type="float">
            <text:p>686897</text:p>
          </table:table-cell>
          <table:table-cell table:style-name="ce2" table:formula="of:=60000000/[.H55]" office:value-type="float" office:value="87.3493360607164" calcext:value-type="float">
            <text:p>87.35</text:p>
          </table:table-cell>
          <table:table-cell table:formula="of:=[.J54]*1.2" office:value-type="float" office:value="123256.172596691" calcext:value-type="float">
            <text:p>123,256.17</text:p>
          </table:table-cell>
          <table:table-cell table:style-name="ce2" table:formula="of:=60000000/[.J55]" office:value-type="float" office:value="486.791036391559" calcext:value-type="float">
            <text:p>486.79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02" calcext:value-type="date">
            <text:p>2020-04-02</text:p>
          </table:table-cell>
          <table:table-cell table:number-columns-repeated="2"/>
          <table:table-cell table:formula="of:=[.J56]/160" office:value-type="float" office:value="924.421294475182" calcext:value-type="float">
            <text:p>924</text:p>
          </table:table-cell>
          <table:table-cell table:formula="of:=[.G55]+[.F56]" office:value-type="float" office:value="5217.52776685109" calcext:value-type="float">
            <text:p>5218</text:p>
          </table:table-cell>
          <table:table-cell table:formula="of:= 160 * [.G56]" office:value-type="float" office:value="834804.442696175" calcext:value-type="float">
            <text:p>834804</text:p>
          </table:table-cell>
          <table:table-cell table:style-name="ce2" table:formula="of:=60000000/[.H56]" office:value-type="float" office:value="71.8731201360375" calcext:value-type="float">
            <text:p>71.87</text:p>
          </table:table-cell>
          <table:table-cell table:formula="of:=[.J55]*1.2" office:value-type="float" office:value="147907.407116029" calcext:value-type="float">
            <text:p>147,907.41</text:p>
          </table:table-cell>
          <table:table-cell table:style-name="ce2" table:formula="of:=60000000/[.J56]" office:value-type="float" office:value="405.659196992966" calcext:value-type="float">
            <text:p>405.66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03" calcext:value-type="date">
            <text:p>2020-04-03</text:p>
          </table:table-cell>
          <table:table-cell table:formula="of:=[.D53] * 2" office:value-type="float" office:value="128" calcext:value-type="float">
            <text:p>128</text:p>
          </table:table-cell>
          <table:table-cell table:formula="of:=160 * [.D57]" office:value-type="float" office:value="20480" calcext:value-type="float">
            <text:p>20480</text:p>
          </table:table-cell>
          <table:table-cell table:formula="of:=[.J57]/160" office:value-type="float" office:value="1109.30555337022" calcext:value-type="float">
            <text:p>1109</text:p>
          </table:table-cell>
          <table:table-cell table:formula="of:=[.G56]+[.F57]" office:value-type="float" office:value="6326.83332022131" calcext:value-type="float">
            <text:p>6327</text:p>
          </table:table-cell>
          <table:table-cell table:formula="of:= 160 * [.G57]" office:value-type="float" office:value="1012293.33123541" calcext:value-type="float">
            <text:p>1012293</text:p>
          </table:table-cell>
          <table:table-cell table:style-name="ce2" table:formula="of:=60000000/[.H57]" office:value-type="float" office:value="59.2713575686364" calcext:value-type="float">
            <text:p>59.27</text:p>
          </table:table-cell>
          <table:table-cell table:formula="of:=[.J56]*1.2" office:value-type="float" office:value="177488.888539235" calcext:value-type="float">
            <text:p>177,488.89</text:p>
          </table:table-cell>
          <table:table-cell table:style-name="ce2" table:formula="of:=60000000/[.J57]" office:value-type="float" office:value="338.049330827471" calcext:value-type="float">
            <text:p>338.05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04" calcext:value-type="date">
            <text:p>2020-04-04</text:p>
          </table:table-cell>
          <table:table-cell table:number-columns-repeated="2"/>
          <table:table-cell table:formula="of:=[.J58]/160" office:value-type="float" office:value="1331.16666404426" calcext:value-type="float">
            <text:p>1331</text:p>
          </table:table-cell>
          <table:table-cell table:formula="of:=[.G57]+[.F58]" office:value-type="float" office:value="7657.99998426557" calcext:value-type="float">
            <text:p>7658</text:p>
          </table:table-cell>
          <table:table-cell table:formula="of:= 160 * [.G58]" office:value-type="float" office:value="1225279.99748249" calcext:value-type="float">
            <text:p>1225280</text:p>
          </table:table-cell>
          <table:table-cell table:style-name="ce2" table:formula="of:=60000000/[.H58]" office:value-type="float" office:value="48.9683991604192" calcext:value-type="float">
            <text:p>48.97</text:p>
          </table:table-cell>
          <table:table-cell table:formula="of:=[.J57]*1.2" office:value-type="float" office:value="212986.666247082" calcext:value-type="float">
            <text:p>212,986.67</text:p>
          </table:table-cell>
          <table:table-cell table:style-name="ce2" table:formula="of:=60000000/[.J58]" office:value-type="float" office:value="281.707775689559" calcext:value-type="float">
            <text:p>281.71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05" calcext:value-type="date">
            <text:p>2020-04-05</text:p>
          </table:table-cell>
          <table:table-cell table:number-columns-repeated="2"/>
          <table:table-cell table:formula="of:=[.J59]/160" office:value-type="float" office:value="1597.39999685311" calcext:value-type="float">
            <text:p>1597</text:p>
          </table:table-cell>
          <table:table-cell table:formula="of:=[.G58]+[.F59]" office:value-type="float" office:value="9255.39998111868" calcext:value-type="float">
            <text:p>9255</text:p>
          </table:table-cell>
          <table:table-cell table:formula="of:= 160 * [.G59]" office:value-type="float" office:value="1480863.99697899" calcext:value-type="float">
            <text:p>1480864</text:p>
          </table:table-cell>
          <table:table-cell table:style-name="ce2" table:formula="of:=60000000/[.H59]" office:value-type="float" office:value="40.5168875213402" calcext:value-type="float">
            <text:p>40.52</text:p>
          </table:table-cell>
          <table:table-cell table:formula="of:=[.J58]*1.2" office:value-type="float" office:value="255583.999496498" calcext:value-type="float">
            <text:p>255,584.00</text:p>
          </table:table-cell>
          <table:table-cell table:style-name="ce2" table:formula="of:=60000000/[.J59]" office:value-type="float" office:value="234.7564797413" calcext:value-type="float">
            <text:p>234.76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06" calcext:value-type="date">
            <text:p>2020-04-06</text:p>
          </table:table-cell>
          <table:table-cell table:number-columns-repeated="2"/>
          <table:table-cell table:formula="of:=[.J60]/160" office:value-type="float" office:value="1916.87999622374" calcext:value-type="float">
            <text:p>1917</text:p>
          </table:table-cell>
          <table:table-cell table:formula="of:=[.G59]+[.F60]" office:value-type="float" office:value="11172.2799773424" calcext:value-type="float">
            <text:p>11172</text:p>
          </table:table-cell>
          <table:table-cell table:formula="of:= 160 * [.G60]" office:value-type="float" office:value="1787564.79637479" calcext:value-type="float">
            <text:p>1787565</text:p>
          </table:table-cell>
          <table:table-cell table:style-name="ce2" table:formula="of:=60000000/[.H60]" office:value-type="float" office:value="33.5652168367161" calcext:value-type="float">
            <text:p>33.57</text:p>
          </table:table-cell>
          <table:table-cell table:formula="of:=[.J59]*1.2" office:value-type="float" office:value="306700.799395798" calcext:value-type="float">
            <text:p>306,700.80</text:p>
          </table:table-cell>
          <table:table-cell table:style-name="ce2" table:formula="of:=60000000/[.J60]" office:value-type="float" office:value="195.630399784416" calcext:value-type="float">
            <text:p>195.63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07" calcext:value-type="date">
            <text:p>2020-04-07</text:p>
          </table:table-cell>
          <table:table-cell table:formula="of:=[.D57] * 2" office:value-type="float" office:value="256" calcext:value-type="float">
            <text:p>256</text:p>
          </table:table-cell>
          <table:table-cell table:formula="of:=160 * [.D61]" office:value-type="float" office:value="40960" calcext:value-type="float">
            <text:p>40960</text:p>
          </table:table-cell>
          <table:table-cell table:formula="of:=[.J61]/160" office:value-type="float" office:value="2300.25599546848" calcext:value-type="float">
            <text:p>2300</text:p>
          </table:table-cell>
          <table:table-cell table:formula="of:=[.G60]+[.F61]" office:value-type="float" office:value="13472.5359728109" calcext:value-type="float">
            <text:p>13473</text:p>
          </table:table-cell>
          <table:table-cell table:formula="of:= 160 * [.G61]" office:value-type="float" office:value="2155605.75564974" calcext:value-type="float">
            <text:p>2155606</text:p>
          </table:table-cell>
          <table:table-cell table:style-name="ce2" table:formula="of:=60000000/[.H61]" office:value-type="float" office:value="27.834403319226" calcext:value-type="float">
            <text:p>27.83</text:p>
          </table:table-cell>
          <table:table-cell table:formula="of:=[.J60]*1.2" office:value-type="float" office:value="368040.959274957" calcext:value-type="float">
            <text:p>368,040.96</text:p>
          </table:table-cell>
          <table:table-cell table:style-name="ce2" table:formula="of:=60000000/[.J61]" office:value-type="float" office:value="163.02533315368" calcext:value-type="float">
            <text:p>163.03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08" calcext:value-type="date">
            <text:p>2020-04-08</text:p>
          </table:table-cell>
          <table:table-cell table:number-columns-repeated="2"/>
          <table:table-cell table:formula="of:=[.J62]/160" office:value-type="float" office:value="2760.30719456218" calcext:value-type="float">
            <text:p>2760</text:p>
          </table:table-cell>
          <table:table-cell table:formula="of:=[.G61]+[.F62]" office:value-type="float" office:value="16232.8431673731" calcext:value-type="float">
            <text:p>16233</text:p>
          </table:table-cell>
          <table:table-cell table:formula="of:= 160 * [.G62]" office:value-type="float" office:value="2597254.90677969" calcext:value-type="float">
            <text:p>2597255</text:p>
          </table:table-cell>
          <table:table-cell table:style-name="ce2" table:formula="of:=60000000/[.H62]" office:value-type="float" office:value="23.1013135612451" calcext:value-type="float">
            <text:p>23.10</text:p>
          </table:table-cell>
          <table:table-cell table:formula="of:=[.J61]*1.2" office:value-type="float" office:value="441649.151129949" calcext:value-type="float">
            <text:p>441,649.15</text:p>
          </table:table-cell>
          <table:table-cell table:style-name="ce2" table:formula="of:=60000000/[.J62]" office:value-type="float" office:value="135.854444294734" calcext:value-type="float">
            <text:p>135.85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09" calcext:value-type="date">
            <text:p>2020-04-09</text:p>
          </table:table-cell>
          <table:table-cell table:number-columns-repeated="2"/>
          <table:table-cell table:formula="of:=[.J63]/160" office:value-type="float" office:value="3312.36863347462" calcext:value-type="float">
            <text:p>3312</text:p>
          </table:table-cell>
          <table:table-cell table:formula="of:=[.G62]+[.F63]" office:value-type="float" office:value="19545.2118008477" calcext:value-type="float">
            <text:p>19545</text:p>
          </table:table-cell>
          <table:table-cell table:formula="of:= 160 * [.G63]" office:value-type="float" office:value="3127233.88813563" calcext:value-type="float">
            <text:p>3127234</text:p>
          </table:table-cell>
          <table:table-cell table:style-name="ce2" table:formula="of:=60000000/[.H63]" office:value-type="float" office:value="19.1862847955291" calcext:value-type="float">
            <text:p>19.19</text:p>
          </table:table-cell>
          <table:table-cell table:formula="of:=[.J62]*1.2" office:value-type="float" office:value="529978.981355939" calcext:value-type="float">
            <text:p>529,978.98</text:p>
          </table:table-cell>
          <table:table-cell table:style-name="ce2" table:formula="of:=60000000/[.J63]" office:value-type="float" office:value="113.212036912278" calcext:value-type="float">
            <text:p>113.21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10" calcext:value-type="date">
            <text:p>2020-04-10</text:p>
          </table:table-cell>
          <table:table-cell table:number-columns-repeated="2"/>
          <table:table-cell table:formula="of:=[.J64]/160" office:value-type="float" office:value="3974.84236016954" calcext:value-type="float">
            <text:p>3975</text:p>
          </table:table-cell>
          <table:table-cell table:formula="of:=[.G63]+[.F64]" office:value-type="float" office:value="23520.0541610172" calcext:value-type="float">
            <text:p>23520</text:p>
          </table:table-cell>
          <table:table-cell table:formula="of:= 160 * [.G64]" office:value-type="float" office:value="3763208.66576276" calcext:value-type="float">
            <text:p>3763209</text:p>
          </table:table-cell>
          <table:table-cell table:style-name="ce2" table:formula="of:=60000000/[.H64]" office:value-type="float" office:value="15.9438408361123" calcext:value-type="float">
            <text:p>15.94</text:p>
          </table:table-cell>
          <table:table-cell table:formula="of:=[.J63]*1.2" office:value-type="float" office:value="635974.777627126" calcext:value-type="float">
            <text:p>635,974.78</text:p>
          </table:table-cell>
          <table:table-cell table:style-name="ce2" table:formula="of:=60000000/[.J64]" office:value-type="float" office:value="94.343364093565" calcext:value-type="float">
            <text:p>94.34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11" calcext:value-type="date">
            <text:p>2020-04-11</text:p>
          </table:table-cell>
          <table:table-cell table:formula="of:=[.D61] * 2" office:value-type="float" office:value="512" calcext:value-type="float">
            <text:p>512</text:p>
          </table:table-cell>
          <table:table-cell table:formula="of:=160 * [.D65]" office:value-type="float" office:value="81920" calcext:value-type="float">
            <text:p>81920</text:p>
          </table:table-cell>
          <table:table-cell table:formula="of:=[.J65]/160" office:value-type="float" office:value="4769.81083220345" calcext:value-type="float">
            <text:p>4770</text:p>
          </table:table-cell>
          <table:table-cell table:formula="of:=[.G64]+[.F65]" office:value-type="float" office:value="28289.8649932207" calcext:value-type="float">
            <text:p>28290</text:p>
          </table:table-cell>
          <table:table-cell table:formula="of:= 160 * [.G65]" office:value-type="float" office:value="4526378.39891531" calcext:value-type="float">
            <text:p>4526378</text:p>
          </table:table-cell>
          <table:table-cell table:style-name="ce2" table:formula="of:=60000000/[.H65]" office:value-type="float" office:value="13.255630597384" calcext:value-type="float">
            <text:p>13.26</text:p>
          </table:table-cell>
          <table:table-cell table:formula="of:=[.J64]*1.2" office:value-type="float" office:value="763169.733152552" calcext:value-type="float">
            <text:p>763,169.73</text:p>
          </table:table-cell>
          <table:table-cell table:style-name="ce2" table:formula="of:=60000000/[.J65]" office:value-type="float" office:value="78.6194700779708" calcext:value-type="float">
            <text:p>78.62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12" calcext:value-type="date">
            <text:p>2020-04-12</text:p>
          </table:table-cell>
          <table:table-cell table:number-columns-repeated="2"/>
          <table:table-cell table:formula="of:=[.J66]/160" office:value-type="float" office:value="5723.77299864414" calcext:value-type="float">
            <text:p>5724</text:p>
          </table:table-cell>
          <table:table-cell table:formula="of:=[.G65]+[.F66]" office:value-type="float" office:value="34013.6379918648" calcext:value-type="float">
            <text:p>34014</text:p>
          </table:table-cell>
          <table:table-cell table:formula="of:= 160 * [.G66]" office:value-type="float" office:value="5442182.07869837" calcext:value-type="float">
            <text:p>5442182</text:p>
          </table:table-cell>
          <table:table-cell table:style-name="ce2" table:formula="of:=60000000/[.H66]" office:value-type="float" office:value="11.024989449517" calcext:value-type="float">
            <text:p>11.02</text:p>
          </table:table-cell>
          <table:table-cell table:formula="of:=[.J65]*1.2" office:value-type="float" office:value="915803.679783062" calcext:value-type="float">
            <text:p>915,803.68</text:p>
          </table:table-cell>
          <table:table-cell table:style-name="ce2" table:formula="of:=60000000/[.J66]" office:value-type="float" office:value="65.5162250649757" calcext:value-type="float">
            <text:p>65.52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13" calcext:value-type="date">
            <text:p>2020-04-13</text:p>
          </table:table-cell>
          <table:table-cell table:number-columns-repeated="2"/>
          <table:table-cell table:formula="of:=[.J67]/160" office:value-type="float" office:value="6868.52759837296" calcext:value-type="float">
            <text:p>6869</text:p>
          </table:table-cell>
          <table:table-cell table:formula="of:=[.G66]+[.F67]" office:value-type="float" office:value="40882.1655902378" calcext:value-type="float">
            <text:p>40882</text:p>
          </table:table-cell>
          <table:table-cell table:formula="of:= 160 * [.G67]" office:value-type="float" office:value="6541146.49443805" calcext:value-type="float">
            <text:p>6541146</text:p>
          </table:table-cell>
          <table:table-cell table:style-name="ce2" table:formula="of:=60000000/[.H67]" office:value-type="float" office:value="9.17270390611465" calcext:value-type="float">
            <text:p>9.17</text:p>
          </table:table-cell>
          <table:table-cell table:formula="of:=[.J66]*1.2" office:value-type="float" office:value="1098964.41573967" calcext:value-type="float">
            <text:p>1,098,964.42</text:p>
          </table:table-cell>
          <table:table-cell table:style-name="ce2" table:formula="of:=60000000/[.J67]" office:value-type="float" office:value="54.5968542208131" calcext:value-type="float">
            <text:p>54.60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14" calcext:value-type="date">
            <text:p>2020-04-14</text:p>
          </table:table-cell>
          <table:table-cell table:number-columns-repeated="2"/>
          <table:table-cell table:formula="of:=[.J68]/160" office:value-type="float" office:value="8242.23311804756" calcext:value-type="float">
            <text:p>8242</text:p>
          </table:table-cell>
          <table:table-cell table:formula="of:=[.G67]+[.F68]" office:value-type="float" office:value="49124.3987082853" calcext:value-type="float">
            <text:p>49124</text:p>
          </table:table-cell>
          <table:table-cell table:formula="of:= 160 * [.G68]" office:value-type="float" office:value="7859903.79332566" calcext:value-type="float">
            <text:p>7859904</text:p>
          </table:table-cell>
          <table:table-cell table:style-name="ce2" table:formula="of:=60000000/[.H68]" office:value-type="float" office:value="7.63368122278415" calcext:value-type="float">
            <text:p>7.63</text:p>
          </table:table-cell>
          <table:table-cell table:formula="of:=[.J67]*1.2" office:value-type="float" office:value="1318757.29888761" calcext:value-type="float">
            <text:p>1,318,757.30</text:p>
          </table:table-cell>
          <table:table-cell table:style-name="ce2" table:formula="of:=60000000/[.J68]" office:value-type="float" office:value="45.4973785173442" calcext:value-type="float">
            <text:p>45.50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15" calcext:value-type="date">
            <text:p>2020-04-15</text:p>
          </table:table-cell>
          <table:table-cell table:formula="of:=[.D65] * 2" office:value-type="float" office:value="1024" calcext:value-type="float">
            <text:p>1024</text:p>
          </table:table-cell>
          <table:table-cell table:formula="of:=160 * [.D69]" office:value-type="float" office:value="163840" calcext:value-type="float">
            <text:p>163840</text:p>
          </table:table-cell>
          <table:table-cell table:formula="of:=[.J69]/160" office:value-type="float" office:value="9890.67974165707" calcext:value-type="float">
            <text:p>9891</text:p>
          </table:table-cell>
          <table:table-cell table:formula="of:=[.G68]+[.F69]" office:value-type="float" office:value="59015.0784499424" calcext:value-type="float">
            <text:p>59015</text:p>
          </table:table-cell>
          <table:table-cell table:formula="of:= 160 * [.G69]" office:value-type="float" office:value="9442412.55199078" calcext:value-type="float">
            <text:p>9442413</text:p>
          </table:table-cell>
          <table:table-cell table:style-name="ce2" table:formula="of:=60000000/[.H69]" office:value-type="float" office:value="6.35430825222204" calcext:value-type="float">
            <text:p>6.35</text:p>
          </table:table-cell>
          <table:table-cell table:formula="of:=[.J68]*1.2" office:value-type="float" office:value="1582508.75866513" calcext:value-type="float">
            <text:p>1,582,508.76</text:p>
          </table:table-cell>
          <table:table-cell table:style-name="ce2" table:formula="of:=60000000/[.J69]" office:value-type="float" office:value="37.9144820977869" calcext:value-type="float">
            <text:p>37.91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16" calcext:value-type="date">
            <text:p>2020-04-16</text:p>
          </table:table-cell>
          <table:table-cell table:number-columns-repeated="2"/>
          <table:table-cell table:formula="of:=[.J70]/160" office:value-type="float" office:value="11868.8156899885" calcext:value-type="float">
            <text:p>11869</text:p>
          </table:table-cell>
          <table:table-cell table:formula="of:=[.G69]+[.F70]" office:value-type="float" office:value="70883.8941399309" calcext:value-type="float">
            <text:p>70884</text:p>
          </table:table-cell>
          <table:table-cell table:formula="of:= 160 * [.G70]" office:value-type="float" office:value="11341423.0623889" calcext:value-type="float">
            <text:p>11341423</text:p>
          </table:table-cell>
          <table:table-cell table:style-name="ce2" table:formula="of:=60000000/[.H70]" office:value-type="float" office:value="5.29034140336192" calcext:value-type="float">
            <text:p>5.29</text:p>
          </table:table-cell>
          <table:table-cell table:formula="of:=[.J69]*1.2" office:value-type="float" office:value="1899010.51039816" calcext:value-type="float">
            <text:p>1,899,010.51</text:p>
          </table:table-cell>
          <table:table-cell table:style-name="ce2" table:formula="of:=60000000/[.J70]" office:value-type="float" office:value="31.5954017481557" calcext:value-type="float">
            <text:p>31.60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17" calcext:value-type="date">
            <text:p>2020-04-17</text:p>
          </table:table-cell>
          <table:table-cell table:number-columns-repeated="2"/>
          <table:table-cell table:formula="of:=[.J71]/160" office:value-type="float" office:value="14242.5788279862" calcext:value-type="float">
            <text:p>14243</text:p>
          </table:table-cell>
          <table:table-cell table:formula="of:=[.G70]+[.F71]" office:value-type="float" office:value="85126.4729679171" calcext:value-type="float">
            <text:p>85126</text:p>
          </table:table-cell>
          <table:table-cell table:formula="of:= 160 * [.G71]" office:value-type="float" office:value="13620235.6748667" calcext:value-type="float">
            <text:p>13620236</text:p>
          </table:table-cell>
          <table:table-cell table:style-name="ce2" table:formula="of:=60000000/[.H71]" office:value-type="float" office:value="4.405210117672" calcext:value-type="float">
            <text:p>4.41</text:p>
          </table:table-cell>
          <table:table-cell table:formula="of:=[.J70]*1.2" office:value-type="float" office:value="2278812.61247779" calcext:value-type="float">
            <text:p>2,278,812.61</text:p>
          </table:table-cell>
          <table:table-cell table:style-name="ce2" table:formula="of:=60000000/[.J71]" office:value-type="float" office:value="26.3295014567964" calcext:value-type="float">
            <text:p>26.33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18" calcext:value-type="date">
            <text:p>2020-04-18</text:p>
          </table:table-cell>
          <table:table-cell table:number-columns-repeated="2"/>
          <table:table-cell table:formula="of:=[.J72]/160" office:value-type="float" office:value="17091.0945935834" calcext:value-type="float">
            <text:p>17091</text:p>
          </table:table-cell>
          <table:table-cell table:formula="of:=[.G71]+[.F72]" office:value-type="float" office:value="102217.5675615" calcext:value-type="float">
            <text:p>102218</text:p>
          </table:table-cell>
          <table:table-cell table:formula="of:= 160 * [.G72]" office:value-type="float" office:value="16354810.8098401" calcext:value-type="float">
            <text:p>16354811</text:p>
          </table:table-cell>
          <table:table-cell table:style-name="ce2" table:formula="of:=60000000/[.H72]" office:value-type="float" office:value="3.66864531162294" calcext:value-type="float">
            <text:p>3.67</text:p>
          </table:table-cell>
          <table:table-cell table:formula="of:=[.J71]*1.2" office:value-type="float" office:value="2734575.13497335" calcext:value-type="float">
            <text:p>2,734,575.13</text:p>
          </table:table-cell>
          <table:table-cell table:style-name="ce2" table:formula="of:=60000000/[.J72]" office:value-type="float" office:value="21.941251213997" calcext:value-type="float">
            <text:p>21.94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19" calcext:value-type="date">
            <text:p>2020-04-19</text:p>
          </table:table-cell>
          <table:table-cell table:formula="of:=[.D69] * 2" office:value-type="float" office:value="2048" calcext:value-type="float">
            <text:p>2048</text:p>
          </table:table-cell>
          <table:table-cell table:formula="of:=160 * [.D73]" office:value-type="float" office:value="327680" calcext:value-type="float">
            <text:p>327680</text:p>
          </table:table-cell>
          <table:table-cell table:formula="of:=[.J73]/160" office:value-type="float" office:value="20509.3135123001" calcext:value-type="float">
            <text:p>20509</text:p>
          </table:table-cell>
          <table:table-cell table:formula="of:=[.G72]+[.F73]" office:value-type="float" office:value="122726.881073801" calcext:value-type="float">
            <text:p>122727</text:p>
          </table:table-cell>
          <table:table-cell table:formula="of:= 160 * [.G73]" office:value-type="float" office:value="19636300.9718081" calcext:value-type="float">
            <text:p>19636301</text:p>
          </table:table-cell>
          <table:table-cell table:style-name="ce2" table:formula="of:=60000000/[.H73]" office:value-type="float" office:value="3.05556530662991" calcext:value-type="float">
            <text:p>3.06</text:p>
          </table:table-cell>
          <table:table-cell table:formula="of:=[.J72]*1.2" office:value-type="float" office:value="3281490.16196801" calcext:value-type="float">
            <text:p>3,281,490.16</text:p>
          </table:table-cell>
          <table:table-cell table:style-name="ce2" table:formula="of:=60000000/[.J73]" office:value-type="float" office:value="18.2843760116642" calcext:value-type="float">
            <text:p>18.28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20" calcext:value-type="date">
            <text:p>2020-04-20</text:p>
          </table:table-cell>
          <table:table-cell table:number-columns-repeated="2"/>
          <table:table-cell table:formula="of:=[.J74]/160" office:value-type="float" office:value="24611.1762147601" calcext:value-type="float">
            <text:p>24611</text:p>
          </table:table-cell>
          <table:table-cell table:formula="of:=[.G73]+[.F74]" office:value-type="float" office:value="147338.057288561" calcext:value-type="float">
            <text:p>147338</text:p>
          </table:table-cell>
          <table:table-cell table:formula="of:= 160 * [.G74]" office:value-type="float" office:value="23574089.1661697" calcext:value-type="float">
            <text:p>23574089</text:p>
          </table:table-cell>
          <table:table-cell table:style-name="ce2" table:formula="of:=60000000/[.H74]" office:value-type="float" office:value="2.54516726296699" calcext:value-type="float">
            <text:p>2.55</text:p>
          </table:table-cell>
          <table:table-cell table:formula="of:=[.J73]*1.2" office:value-type="float" office:value="3937788.19436162" calcext:value-type="float">
            <text:p>3,937,788.19</text:p>
          </table:table-cell>
          <table:table-cell table:style-name="ce2" table:formula="of:=60000000/[.J74]" office:value-type="float" office:value="15.2369800097202" calcext:value-type="float">
            <text:p>15.24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21" calcext:value-type="date">
            <text:p>2020-04-21</text:p>
          </table:table-cell>
          <table:table-cell table:number-columns-repeated="2"/>
          <table:table-cell table:formula="of:=[.J75]/160" office:value-type="float" office:value="29533.4114577121" calcext:value-type="float">
            <text:p>29533</text:p>
          </table:table-cell>
          <table:table-cell table:formula="of:=[.G74]+[.F75]" office:value-type="float" office:value="176871.468746273" calcext:value-type="float">
            <text:p>176871</text:p>
          </table:table-cell>
          <table:table-cell table:formula="of:= 160 * [.G75]" office:value-type="float" office:value="28299434.9994036" calcext:value-type="float">
            <text:p>28299435</text:p>
          </table:table-cell>
          <table:table-cell table:style-name="ce2" table:formula="of:=60000000/[.H75]" office:value-type="float" office:value="2.12018367155614" calcext:value-type="float">
            <text:p>2.12</text:p>
          </table:table-cell>
          <table:table-cell table:formula="of:=[.J74]*1.2" office:value-type="float" office:value="4725345.83323394" calcext:value-type="float">
            <text:p>4,725,345.83</text:p>
          </table:table-cell>
          <table:table-cell table:style-name="ce2" table:formula="of:=60000000/[.J75]" office:value-type="float" office:value="12.6974833414335" calcext:value-type="float">
            <text:p>12.70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22" calcext:value-type="date">
            <text:p>2020-04-22</text:p>
          </table:table-cell>
          <table:table-cell table:number-columns-repeated="2"/>
          <table:table-cell table:formula="of:=[.J76]/160" office:value-type="float" office:value="35440.0937492545" calcext:value-type="float">
            <text:p>35440</text:p>
          </table:table-cell>
          <table:table-cell table:formula="of:=[.G75]+[.F76]" office:value-type="float" office:value="212311.562495527" calcext:value-type="float">
            <text:p>212312</text:p>
          </table:table-cell>
          <table:table-cell table:formula="of:= 160 * [.G76]" office:value-type="float" office:value="33969849.9992844" calcext:value-type="float">
            <text:p>33969850</text:p>
          </table:table-cell>
          <table:table-cell table:style-name="ce2" table:formula="of:=60000000/[.H76]" office:value-type="float" office:value="1.76627215019389" calcext:value-type="float">
            <text:p>1.77</text:p>
          </table:table-cell>
          <table:table-cell table:formula="of:=[.J75]*1.2" office:value-type="float" office:value="5670414.99988073" calcext:value-type="float">
            <text:p>5,670,415.00</text:p>
          </table:table-cell>
          <table:table-cell table:style-name="ce2" table:formula="of:=60000000/[.J76]" office:value-type="float" office:value="10.5812361178612" calcext:value-type="float">
            <text:p>10.58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23" calcext:value-type="date">
            <text:p>2020-04-23</text:p>
          </table:table-cell>
          <table:table-cell table:formula="of:=[.D73] * 2" office:value-type="float" office:value="4096" calcext:value-type="float">
            <text:p>4096</text:p>
          </table:table-cell>
          <table:table-cell table:formula="of:=160 * [.D77]" office:value-type="float" office:value="655360" calcext:value-type="float">
            <text:p>655360</text:p>
          </table:table-cell>
          <table:table-cell table:formula="of:=[.J77]/160" office:value-type="float" office:value="42528.1124991055" calcext:value-type="float">
            <text:p>42528</text:p>
          </table:table-cell>
          <table:table-cell table:formula="of:=[.G76]+[.F77]" office:value-type="float" office:value="254839.674994633" calcext:value-type="float">
            <text:p>254840</text:p>
          </table:table-cell>
          <table:table-cell table:formula="of:= 160 * [.G77]" office:value-type="float" office:value="40774347.9991412" calcext:value-type="float">
            <text:p>40774348</text:p>
          </table:table-cell>
          <table:table-cell table:style-name="ce2" table:formula="of:=60000000/[.H77]" office:value-type="float" office:value="1.47151341331721" calcext:value-type="float">
            <text:p>1.47</text:p>
          </table:table-cell>
          <table:table-cell table:formula="of:=[.J76]*1.2" office:value-type="float" office:value="6804497.99985687" calcext:value-type="float">
            <text:p>6,804,498.00</text:p>
          </table:table-cell>
          <table:table-cell table:style-name="ce2" table:formula="of:=60000000/[.J77]" office:value-type="float" office:value="8.81769676488435" calcext:value-type="float">
            <text:p>8.82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24" calcext:value-type="date">
            <text:p>2020-04-24</text:p>
          </table:table-cell>
          <table:table-cell table:number-columns-repeated="2"/>
          <table:table-cell table:formula="of:=[.J78]/160" office:value-type="float" office:value="51033.7349989266" calcext:value-type="float">
            <text:p>51034</text:p>
          </table:table-cell>
          <table:table-cell table:formula="of:=[.G77]+[.F78]" office:value-type="float" office:value="305873.409993559" calcext:value-type="float">
            <text:p>305873</text:p>
          </table:table-cell>
          <table:table-cell table:formula="of:= 160 * [.G78]" office:value-type="float" office:value="48939745.5989695" calcext:value-type="float">
            <text:p>48939746</text:p>
          </table:table-cell>
          <table:table-cell table:style-name="ce2" table:formula="of:=60000000/[.H78]" office:value-type="float" office:value="1.22599738240698" calcext:value-type="float">
            <text:p>1.23</text:p>
          </table:table-cell>
          <table:table-cell table:formula="of:=[.J77]*1.2" office:value-type="float" office:value="8165397.59982825" calcext:value-type="float">
            <text:p>8,165,397.60</text:p>
          </table:table-cell>
          <table:table-cell table:style-name="ce2" table:formula="of:=60000000/[.J78]" office:value-type="float" office:value="7.34808063740363" calcext:value-type="float">
            <text:p>7.35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25" calcext:value-type="date">
            <text:p>2020-04-25</text:p>
          </table:table-cell>
          <table:table-cell table:number-columns-repeated="2"/>
          <table:table-cell table:formula="of:=[.J79]/160" office:value-type="float" office:value="61240.4819987119" calcext:value-type="float">
            <text:p>61240</text:p>
          </table:table-cell>
          <table:table-cell table:formula="of:=[.G78]+[.F79]" office:value-type="float" office:value="367113.891992271" calcext:value-type="float">
            <text:p>367114</text:p>
          </table:table-cell>
          <table:table-cell table:formula="of:= 160 * [.G79]" office:value-type="float" office:value="58738222.7187634" calcext:value-type="float">
            <text:p>58738223</text:p>
          </table:table-cell>
          <table:table-cell table:style-name="ce2" table:formula="of:=60000000/[.H79]" office:value-type="float" office:value="1.02148136635454" calcext:value-type="float">
            <text:p>1.02</text:p>
          </table:table-cell>
          <table:table-cell table:formula="of:=[.J78]*1.2" office:value-type="float" office:value="9798477.1197939" calcext:value-type="float">
            <text:p>9,798,477.12</text:p>
          </table:table-cell>
          <table:table-cell table:style-name="ce2" table:formula="of:=60000000/[.J79]" office:value-type="float" office:value="6.12340053116969" calcext:value-type="float">
            <text:p>6.12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26" calcext:value-type="date">
            <text:p>2020-04-26</text:p>
          </table:table-cell>
          <table:table-cell table:number-columns-repeated="2"/>
          <table:table-cell table:formula="of:=[.J80]/160" office:value-type="float" office:value="73488.5783984542" calcext:value-type="float">
            <text:p>73489</text:p>
          </table:table-cell>
          <table:table-cell table:formula="of:=[.G79]+[.F80]" office:value-type="float" office:value="440602.470390725" calcext:value-type="float">
            <text:p>440602</text:p>
          </table:table-cell>
          <table:table-cell table:formula="of:= 160 * [.G80]" office:value-type="float" office:value="70496395.2625161" calcext:value-type="float">
            <text:p>70496395</text:p>
          </table:table-cell>
          <table:table-cell table:style-name="ce2" table:formula="of:=60000000/[.H80]" office:value-type="float" office:value="0.851107347780984" calcext:value-type="float">
            <text:p>0.85</text:p>
          </table:table-cell>
          <table:table-cell table:formula="of:=[.J79]*1.2" office:value-type="float" office:value="11758172.5437527" calcext:value-type="float">
            <text:p>11,758,172.54</text:p>
          </table:table-cell>
          <table:table-cell table:style-name="ce2" table:formula="of:=60000000/[.J80]" office:value-type="float" office:value="5.10283377597474" calcext:value-type="float">
            <text:p>5.10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27" calcext:value-type="date">
            <text:p>2020-04-27</text:p>
          </table:table-cell>
          <table:table-cell table:formula="of:=[.D77] * 2" office:value-type="float" office:value="8192" calcext:value-type="float">
            <text:p>8192</text:p>
          </table:table-cell>
          <table:table-cell table:formula="of:=160 * [.D81]" office:value-type="float" office:value="1310720" calcext:value-type="float">
            <text:p>1310720</text:p>
          </table:table-cell>
          <table:table-cell table:formula="of:=[.J81]/160" office:value-type="float" office:value="88186.2940781451" calcext:value-type="float">
            <text:p>88186</text:p>
          </table:table-cell>
          <table:table-cell table:formula="of:=[.G80]+[.F81]" office:value-type="float" office:value="528788.764468871" calcext:value-type="float">
            <text:p>528789</text:p>
          </table:table-cell>
          <table:table-cell table:formula="of:= 160 * [.G81]" office:value-type="float" office:value="84606202.3150193" calcext:value-type="float">
            <text:p>84606202</text:p>
          </table:table-cell>
          <table:table-cell table:style-name="ce2" table:formula="of:=60000000/[.H81]" office:value-type="float" office:value="0.709167866636992" calcext:value-type="float">
            <text:p>0.71</text:p>
          </table:table-cell>
          <table:table-cell table:formula="of:=[.J80]*1.2" office:value-type="float" office:value="14109807.0525032" calcext:value-type="float">
            <text:p>14,109,807.05</text:p>
          </table:table-cell>
          <table:table-cell table:style-name="ce2" table:formula="of:=60000000/[.J81]" office:value-type="float" office:value="4.25236147997895" calcext:value-type="float">
            <text:p>4.25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28" calcext:value-type="date">
            <text:p>2020-04-28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 table:number-rows-repeated="104849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K Charts" table:style-name="ta1">
        <table:shapes>
          <draw:frame draw:z-index="0" draw:style-name="gr1" draw:text-style-name="P1" svg:width="27.004cm" svg:height="13.968cm" svg:x="4.777cm" svg:y="3.221cm">
            <draw:object draw:notify-on-update-of-ranges="'UK -'.C29:'UK -'.C42 'UK -'.C29:'UK -'.C42 'UK -'.I29:'UK -'.I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.004cm" svg:height="13.968cm" svg:x="5.183cm" svg:y="21.194cm">
            <draw:object draw:notify-on-update-of-ranges="'UK -'.C29:'UK -'.C42 'UK -'.C29:'UK -'.C42 'UK -'.I29:'UK -'.I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7.323cm" svg:height="15.368cm" svg:x="4.517cm" svg:y="36.575cm">
            <draw:object draw:notify-on-update-of-ranges="'UK -'.C42:'UK -'.C81 'UK -'.C42:'UK -'.C81 'UK -'.K42:'UK -'.K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7.323cm" svg:height="15.368cm" svg:x="4.517cm" svg:y="54.185cm">
            <draw:object draw:notify-on-update-of-ranges="'UK -'.C42:'UK -'.C81 'UK -'.C42:'UK -'.C81 'UK -'.K42:'UK -'.K8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27.004cm" svg:height="13.968cm" svg:x="33.867cm" svg:y="3.161cm">
            <draw:object draw:notify-on-update-of-ranges="'UK -'.C30:'UK -'.C42 'UK -'.C29:'UK -'.C42 'UK -'.I30:'UK -'.I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27.004cm" svg:height="13.968cm" svg:x="35.517cm" svg:y="21.283cm">
            <draw:object draw:notify-on-update-of-ranges="'UK -'.C29:'UK -'.C81 'UK -'.C29:'UK -'.C81 'UK -'.I29:'UK -'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SA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3"/>
        <table:table-column table:style-name="co4" table:default-cell-style-name="ce4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Date</text:p>
          </table:table-cell>
          <table:table-cell office:value-type="string" calcext:value-type="string">
            <text:p>USA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Total Dead</text:p>
          </table:table-cell>
          <table:table-cell office:value-type="string" calcext:value-type="string">
            <text:p>Cases 160 Deaths</text:p>
          </table:table-cell>
          <table:table-cell table:style-name="ce2" office:value-type="string" calcext:value-type="string">
            <text:p><text:s/>Risk USA</text:p>
          </table:table-cell>
          <table:table-cell table:style-name="ce2"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1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]+[.F13]" office:value-type="float" office:value="0" calcext:value-type="float">
            <text:p>0.0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1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.0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1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.0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1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.0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1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.0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1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.0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1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.0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1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.0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1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.0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1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.0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1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.0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1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.0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1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.0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1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.0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1" office:value-type="date" office:date-value="2020-02-29" calcext:value-type="date">
            <text:p>2020-02-29</text:p>
          </table:table-cell>
          <table:table-cell office:value-type="float" office:value="1" calcext:value-type="float">
            <text:p>1</text:p>
          </table:table-cell>
          <table:table-cell table:formula="of:=160 * [.D27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6]+[.F27]" office:value-type="float" office:value="1" calcext:value-type="float">
            <text:p>1.00</text:p>
          </table:table-cell>
          <table:table-cell table:formula="of:= 160 * [.G27]" office:value-type="float" office:value="160" calcext:value-type="float">
            <text:p>160</text:p>
          </table:table-cell>
          <table:table-cell table:style-name="ce2" table:formula="of:=320000000/[.H27]" office:value-type="float" office:value="2000000" calcext:value-type="float">
            <text:p>2,000,000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1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7]+[.F28]" office:value-type="float" office:value="1" calcext:value-type="float">
            <text:p>1.00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2" table:formula="of:=320000000/[.H28]" office:value-type="float" office:value="2000000" calcext:value-type="float">
            <text:p>2,000,000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1" office:value-type="date" office:date-value="2020-03-02" calcext:value-type="date">
            <text:p>2020-03-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G28]+[.F29]" office:value-type="float" office:value="6" calcext:value-type="float">
            <text:p>6.00</text:p>
          </table:table-cell>
          <table:table-cell table:formula="of:= 160 * [.G29]" office:value-type="float" office:value="960" calcext:value-type="float">
            <text:p>960</text:p>
          </table:table-cell>
          <table:table-cell table:style-name="ce2" table:formula="of:=320000000/[.H29]" office:value-type="float" office:value="333333.333333333" calcext:value-type="float">
            <text:p>333,333.3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1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29]+[.F30]" office:value-type="float" office:value="9" calcext:value-type="float">
            <text:p>9.00</text:p>
          </table:table-cell>
          <table:table-cell table:formula="of:= 160 * [.G30]" office:value-type="float" office:value="1440" calcext:value-type="float">
            <text:p>1440</text:p>
          </table:table-cell>
          <table:table-cell table:style-name="ce2" table:formula="of:=320000000/[.H30]" office:value-type="float" office:value="222222.222222222" calcext:value-type="float">
            <text:p>222,222.22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1" office:value-type="date" office:date-value="2020-03-04" calcext:value-type="date">
            <text:p>2020-03-04</text:p>
          </table:table-cell>
          <table:table-cell table:formula="of:==[.D27] * 2" office:value-type="float" office:value="2" calcext:value-type="float">
            <text:p>2</text:p>
          </table:table-cell>
          <table:table-cell table:formula="of:=160 * [.D31]"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formula="of:=[.G30]+[.F31]" office:value-type="float" office:value="11" calcext:value-type="float">
            <text:p>11.00</text:p>
          </table:table-cell>
          <table:table-cell table:formula="of:= 160 * [.G31]" office:value-type="float" office:value="1760" calcext:value-type="float">
            <text:p>1760</text:p>
          </table:table-cell>
          <table:table-cell table:style-name="ce2" table:formula="of:=320000000/[.H31]" office:value-type="float" office:value="181818.181818182" calcext:value-type="float">
            <text:p>181,818.1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1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1]+[.F32]" office:value-type="float" office:value="12" calcext:value-type="float">
            <text:p>12.00</text:p>
          </table:table-cell>
          <table:table-cell table:formula="of:= 160 * [.G32]" office:value-type="float" office:value="1920" calcext:value-type="float">
            <text:p>1920</text:p>
          </table:table-cell>
          <table:table-cell table:style-name="ce2" table:formula="of:=320000000/[.H32]" office:value-type="float" office:value="166666.666666667" calcext:value-type="float">
            <text:p>166,666.67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1" office:value-type="date" office:date-value="2020-03-06" calcext:value-type="date">
            <text:p>2020-03-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32]+[.F33]" office:value-type="float" office:value="15" calcext:value-type="float">
            <text:p>15.00</text:p>
          </table:table-cell>
          <table:table-cell table:formula="of:= 160 * [.G33]" office:value-type="float" office:value="2400" calcext:value-type="float">
            <text:p>2400</text:p>
          </table:table-cell>
          <table:table-cell table:style-name="ce2" table:formula="of:=320000000/[.H33]" office:value-type="float" office:value="133333.333333333" calcext:value-type="float">
            <text:p>133,333.3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1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3]+[.F34]" office:value-type="float" office:value="19" calcext:value-type="float">
            <text:p>19.00</text:p>
          </table:table-cell>
          <table:table-cell table:formula="of:= 160 * [.G34]" office:value-type="float" office:value="3040" calcext:value-type="float">
            <text:p>3040</text:p>
          </table:table-cell>
          <table:table-cell table:style-name="ce2" table:formula="of:=320000000/[.H34]" office:value-type="float" office:value="105263.157894737" calcext:value-type="float">
            <text:p>105,263.1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1" office:value-type="date" office:date-value="2020-03-08" calcext:value-type="date">
            <text:p>2020-03-08</text:p>
          </table:table-cell>
          <table:table-cell table:formula="of:==[.D31] * 2" office:value-type="float" office:value="4" calcext:value-type="float">
            <text:p>4</text:p>
          </table:table-cell>
          <table:table-cell table:formula="of:=160 * [.D35]"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table:formula="of:=[.G34]+[.F35]" office:value-type="float" office:value="22" calcext:value-type="float">
            <text:p>22.00</text:p>
          </table:table-cell>
          <table:table-cell table:formula="of:= 160 * [.G35]" office:value-type="float" office:value="3520" calcext:value-type="float">
            <text:p>3520</text:p>
          </table:table-cell>
          <table:table-cell table:style-name="ce2" table:formula="of:=320000000/[.H35]" office:value-type="float" office:value="90909.0909090909" calcext:value-type="float">
            <text:p>90,909.09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1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5]+[.F36]" office:value-type="float" office:value="26" calcext:value-type="float">
            <text:p>26.00</text:p>
          </table:table-cell>
          <table:table-cell table:formula="of:= 160 * [.G36]" office:value-type="float" office:value="4160" calcext:value-type="float">
            <text:p>4160</text:p>
          </table:table-cell>
          <table:table-cell table:style-name="ce2" table:formula="of:=320000000/[.H36]" office:value-type="float" office:value="76923.0769230769" calcext:value-type="float">
            <text:p>76,923.0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1" office:value-type="date" office:date-value="2020-03-10" calcext:value-type="date">
            <text:p>2020-03-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6]+[.F37]" office:value-type="float" office:value="30" calcext:value-type="float">
            <text:p>30.00</text:p>
          </table:table-cell>
          <table:table-cell table:formula="of:= 160 * [.G37]" office:value-type="float" office:value="4800" calcext:value-type="float">
            <text:p>4800</text:p>
          </table:table-cell>
          <table:table-cell table:style-name="ce2" table:formula="of:=320000000/[.H37]" office:value-type="float" office:value="66666.6666666667" calcext:value-type="float">
            <text:p>66,666.67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1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7]+[.F38]" office:value-type="float" office:value="38" calcext:value-type="float">
            <text:p>38.00</text:p>
          </table:table-cell>
          <table:table-cell table:formula="of:= 160 * [.G38]" office:value-type="float" office:value="6080" calcext:value-type="float">
            <text:p>6080</text:p>
          </table:table-cell>
          <table:table-cell table:style-name="ce2" table:formula="of:=320000000/[.H38]" office:value-type="float" office:value="52631.5789473684" calcext:value-type="float">
            <text:p>52,631.5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1" office:value-type="date" office:date-value="2020-03-12" calcext:value-type="date">
            <text:p>2020-03-12</text:p>
          </table:table-cell>
          <table:table-cell table:formula="of:==[.D35] * 2" office:value-type="float" office:value="8" calcext:value-type="float">
            <text:p>8</text:p>
          </table:table-cell>
          <table:table-cell table:formula="of:=160 * [.D39]"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table:formula="of:=[.G38]+[.F39]" office:value-type="float" office:value="41" calcext:value-type="float">
            <text:p>41.00</text:p>
          </table:table-cell>
          <table:table-cell table:formula="of:= 160 * [.G39]" office:value-type="float" office:value="6560" calcext:value-type="float">
            <text:p>6560</text:p>
          </table:table-cell>
          <table:table-cell table:style-name="ce2" table:formula="of:=320000000/[.H39]" office:value-type="float" office:value="48780.4878048781" calcext:value-type="float">
            <text:p>48,780.49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1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9]+[.F40]" office:value-type="float" office:value="49" calcext:value-type="float">
            <text:p>49.00</text:p>
          </table:table-cell>
          <table:table-cell table:formula="of:= 160 * [.G40]" office:value-type="float" office:value="7840" calcext:value-type="float">
            <text:p>7840</text:p>
          </table:table-cell>
          <table:table-cell table:style-name="ce2" table:formula="of:=320000000/[.H40]" office:value-type="float" office:value="40816.3265306122" calcext:value-type="float">
            <text:p>40,816.3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1" office:value-type="date" office:date-value="2020-03-14" calcext:value-type="date">
            <text:p>2020-03-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40]+[.F41]" office:value-type="float" office:value="57" calcext:value-type="float">
            <text:p>57.00</text:p>
          </table:table-cell>
          <table:table-cell table:formula="of:= 160 * [.G41]" office:value-type="float" office:value="9120" calcext:value-type="float">
            <text:p>9120</text:p>
          </table:table-cell>
          <table:table-cell table:style-name="ce2" table:formula="of:=320000000/[.H41]" office:value-type="float" office:value="35087.7192982456" calcext:value-type="float">
            <text:p>35,087.72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1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41]+[.F42]" office:value-type="float" office:value="68" calcext:value-type="float">
            <text:p>68.00</text:p>
          </table:table-cell>
          <table:table-cell table:formula="of:= 160 * [.G42]" office:value-type="float" office:value="10880" calcext:value-type="float">
            <text:p>10880</text:p>
          </table:table-cell>
          <table:table-cell table:style-name="ce2" table:formula="of:=320000000/[.H42]" office:value-type="float" office:value="29411.7647058824" calcext:value-type="float">
            <text:p>29,411.7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1" office:value-type="date" office:date-value="2020-03-16" calcext:value-type="date">
            <text:p>2020-03-16</text:p>
          </table:table-cell>
          <table:table-cell table:formula="of:==[.D39] * 2" office:value-type="float" office:value="16" calcext:value-type="float">
            <text:p>16</text:p>
          </table:table-cell>
          <table:table-cell table:formula="of:=160 * [.D43]" office:value-type="float" office:value="2560" calcext:value-type="float">
            <text:p>2560</text:p>
          </table:table-cell>
          <table:table-cell office:value-type="float" office:value="18" calcext:value-type="float">
            <text:p>18</text:p>
          </table:table-cell>
          <table:table-cell table:formula="of:=[.G42]+[.F43]" office:value-type="float" office:value="86" calcext:value-type="float">
            <text:p>86.00</text:p>
          </table:table-cell>
          <table:table-cell table:formula="of:= 160 * [.G43]" office:value-type="float" office:value="13760" calcext:value-type="float">
            <text:p>13760</text:p>
          </table:table-cell>
          <table:table-cell table:style-name="ce2" table:formula="of:=320000000/[.H43]" office:value-type="float" office:value="23255.8139534884" calcext:value-type="float">
            <text:p>23,255.81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1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43]+[.F44]" office:value-type="float" office:value="109" calcext:value-type="float">
            <text:p>109.00</text:p>
          </table:table-cell>
          <table:table-cell table:formula="of:= 160 * [.G44]" office:value-type="float" office:value="17440" calcext:value-type="float">
            <text:p>17440</text:p>
          </table:table-cell>
          <table:table-cell table:style-name="ce2" table:formula="of:=320000000/[.H44]" office:value-type="float" office:value="18348.623853211" calcext:value-type="float">
            <text:p>18,348.62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1" office:value-type="date" office:date-value="2020-03-18" calcext:value-type="date">
            <text:p>2020-03-18</text:p>
          </table:table-cell>
          <table:table-cell table:number-columns-repeated="2"/>
          <table:table-cell table:formula="of:=[.J45]/160" office:value-type="float" office:value="130.8" calcext:value-type="float">
            <text:p>131</text:p>
          </table:table-cell>
          <table:table-cell table:formula="of:=[.G44]+[.F45]" office:value-type="float" office:value="239.8" calcext:value-type="float">
            <text:p>239.80</text:p>
          </table:table-cell>
          <table:table-cell office:value-type="string" calcext:value-type="string">
            <text:p><text:s/></text:p>
          </table:table-cell>
          <table:table-cell table:style-name="ce2" table:formula="of:=[.K45]" office:value-type="float" office:value="15290.5198776758" calcext:value-type="float">
            <text:p>15,290.52</text:p>
          </table:table-cell>
          <table:table-cell table:style-name="ce2" table:formula="of:=[.H44]*1.2" office:value-type="float" office:value="20928" calcext:value-type="float">
            <text:p>20,928.00</text:p>
          </table:table-cell>
          <table:table-cell table:style-name="ce2" table:formula="of:=320000000/[.J45]" office:value-type="float" office:value="15290.5198776758" calcext:value-type="float">
            <text:p>15,290.52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19" calcext:value-type="date">
            <text:p>2020-03-19</text:p>
          </table:table-cell>
          <table:table-cell table:number-columns-repeated="2"/>
          <table:table-cell table:formula="of:=[.J46]/160" office:value-type="float" office:value="156.96" calcext:value-type="float">
            <text:p>157</text:p>
          </table:table-cell>
          <table:table-cell table:formula="of:=[.G45]+[.F46]" office:value-type="float" office:value="396.76" calcext:value-type="float">
            <text:p>396.76</text:p>
          </table:table-cell>
          <table:table-cell/>
          <table:table-cell table:style-name="ce2" table:formula="of:=[.K46]" office:value-type="float" office:value="12742.0998980632" calcext:value-type="float">
            <text:p>12,742.10</text:p>
          </table:table-cell>
          <table:table-cell table:style-name="ce2" table:formula="of:=[.J45]*1.2" office:value-type="float" office:value="25113.6" calcext:value-type="float">
            <text:p>25,113.60</text:p>
          </table:table-cell>
          <table:table-cell table:style-name="ce2" table:formula="of:=320000000/[.J46]" office:value-type="float" office:value="12742.0998980632" calcext:value-type="float">
            <text:p>12,742.10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20" calcext:value-type="date">
            <text:p>2020-03-20</text:p>
          </table:table-cell>
          <table:table-cell table:formula="of:==[.D43] * 2" office:value-type="float" office:value="32" calcext:value-type="float">
            <text:p>32</text:p>
          </table:table-cell>
          <table:table-cell table:formula="of:=160 * [.D47]" office:value-type="float" office:value="5120" calcext:value-type="float">
            <text:p>5120</text:p>
          </table:table-cell>
          <table:table-cell table:formula="of:=[.J47]/160" office:value-type="float" office:value="188.352" calcext:value-type="float">
            <text:p>188</text:p>
          </table:table-cell>
          <table:table-cell table:formula="of:=[.G46]+[.F47]" office:value-type="float" office:value="585.112" calcext:value-type="float">
            <text:p>585.11</text:p>
          </table:table-cell>
          <table:table-cell/>
          <table:table-cell table:style-name="ce2" table:formula="of:=[.K47]" office:value-type="float" office:value="10618.4165817193" calcext:value-type="float">
            <text:p>10,618.42</text:p>
          </table:table-cell>
          <table:table-cell table:style-name="ce2" table:formula="of:=[.J46]*1.2" office:value-type="float" office:value="30136.32" calcext:value-type="float">
            <text:p>30,136.32</text:p>
          </table:table-cell>
          <table:table-cell table:style-name="ce2" table:formula="of:=320000000/[.J47]" office:value-type="float" office:value="10618.4165817193" calcext:value-type="float">
            <text:p>10,618.42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21" calcext:value-type="date">
            <text:p>2020-03-21</text:p>
          </table:table-cell>
          <table:table-cell table:number-columns-repeated="2"/>
          <table:table-cell table:formula="of:=[.J48]/160" office:value-type="float" office:value="226.0224" calcext:value-type="float">
            <text:p>226</text:p>
          </table:table-cell>
          <table:table-cell table:formula="of:=[.G47]+[.F48]" office:value-type="float" office:value="811.1344" calcext:value-type="float">
            <text:p>811.13</text:p>
          </table:table-cell>
          <table:table-cell/>
          <table:table-cell table:style-name="ce2" table:formula="of:=[.K48]" office:value-type="float" office:value="8848.68048476611" calcext:value-type="float">
            <text:p>8,848.68</text:p>
          </table:table-cell>
          <table:table-cell table:style-name="ce2" table:formula="of:=[.J47]*1.2" office:value-type="float" office:value="36163.584" calcext:value-type="float">
            <text:p>36,163.58</text:p>
          </table:table-cell>
          <table:table-cell table:style-name="ce2" table:formula="of:=320000000/[.J48]" office:value-type="float" office:value="8848.68048476611" calcext:value-type="float">
            <text:p>8,848.68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22" calcext:value-type="date">
            <text:p>2020-03-22</text:p>
          </table:table-cell>
          <table:table-cell table:number-columns-repeated="2"/>
          <table:table-cell table:formula="of:=[.J49]/160" office:value-type="float" office:value="271.22688" calcext:value-type="float">
            <text:p>271</text:p>
          </table:table-cell>
          <table:table-cell table:formula="of:=[.G48]+[.F49]" office:value-type="float" office:value="1082.36128" calcext:value-type="float">
            <text:p>1082.36</text:p>
          </table:table-cell>
          <table:table-cell/>
          <table:table-cell table:style-name="ce2" table:formula="of:=[.K49]" office:value-type="float" office:value="7373.90040397176" calcext:value-type="float">
            <text:p>7,373.90</text:p>
          </table:table-cell>
          <table:table-cell table:style-name="ce2" table:formula="of:=[.J48]*1.2" office:value-type="float" office:value="43396.3008" calcext:value-type="float">
            <text:p>43,396.30</text:p>
          </table:table-cell>
          <table:table-cell table:style-name="ce2" table:formula="of:=320000000/[.J49]" office:value-type="float" office:value="7373.90040397176" calcext:value-type="float">
            <text:p>7,373.90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23" calcext:value-type="date">
            <text:p>2020-03-23</text:p>
          </table:table-cell>
          <table:table-cell table:number-columns-repeated="2"/>
          <table:table-cell table:formula="of:=[.J50]/160" office:value-type="float" office:value="325.472256" calcext:value-type="float">
            <text:p>325</text:p>
          </table:table-cell>
          <table:table-cell table:formula="of:=[.G49]+[.F50]" office:value-type="float" office:value="1407.833536" calcext:value-type="float">
            <text:p>1407.83</text:p>
          </table:table-cell>
          <table:table-cell/>
          <table:table-cell table:style-name="ce2" table:formula="of:=[.K50]" office:value-type="float" office:value="6144.9170033098" calcext:value-type="float">
            <text:p>6,144.92</text:p>
          </table:table-cell>
          <table:table-cell table:style-name="ce2" table:formula="of:=[.J49]*1.2" office:value-type="float" office:value="52075.56096" calcext:value-type="float">
            <text:p>52,075.56</text:p>
          </table:table-cell>
          <table:table-cell table:style-name="ce2" table:formula="of:=320000000/[.J50]" office:value-type="float" office:value="6144.9170033098" calcext:value-type="float">
            <text:p>6,144.92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24" calcext:value-type="date">
            <text:p>2020-03-24</text:p>
          </table:table-cell>
          <table:table-cell table:formula="of:==[.D47] * 2" office:value-type="float" office:value="64" calcext:value-type="float">
            <text:p>64</text:p>
          </table:table-cell>
          <table:table-cell table:formula="of:=160 * [.D51]" office:value-type="float" office:value="10240" calcext:value-type="float">
            <text:p>10240</text:p>
          </table:table-cell>
          <table:table-cell table:formula="of:=[.J51]/160" office:value-type="float" office:value="390.5667072" calcext:value-type="float">
            <text:p>391</text:p>
          </table:table-cell>
          <table:table-cell table:formula="of:=[.G50]+[.F51]" office:value-type="float" office:value="1798.4002432" calcext:value-type="float">
            <text:p>1798.40</text:p>
          </table:table-cell>
          <table:table-cell/>
          <table:table-cell table:style-name="ce2" table:formula="of:=[.K51]" office:value-type="float" office:value="5120.76416942484" calcext:value-type="float">
            <text:p>5,120.76</text:p>
          </table:table-cell>
          <table:table-cell table:style-name="ce2" table:formula="of:=[.J50]*1.2" office:value-type="float" office:value="62490.673152" calcext:value-type="float">
            <text:p>62,490.67</text:p>
          </table:table-cell>
          <table:table-cell table:style-name="ce2" table:formula="of:=320000000/[.J51]" office:value-type="float" office:value="5120.76416942484" calcext:value-type="float">
            <text:p>5,120.76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25" calcext:value-type="date">
            <text:p>2020-03-25</text:p>
          </table:table-cell>
          <table:table-cell table:number-columns-repeated="2"/>
          <table:table-cell table:formula="of:=[.J52]/160" office:value-type="float" office:value="468.68004864" calcext:value-type="float">
            <text:p>469</text:p>
          </table:table-cell>
          <table:table-cell table:formula="of:=[.G51]+[.F52]" office:value-type="float" office:value="2267.08029184" calcext:value-type="float">
            <text:p>2267.08</text:p>
          </table:table-cell>
          <table:table-cell/>
          <table:table-cell table:style-name="ce2" table:formula="of:=[.K52]" office:value-type="float" office:value="4267.3034745207" calcext:value-type="float">
            <text:p>4,267.30</text:p>
          </table:table-cell>
          <table:table-cell table:style-name="ce2" table:formula="of:=[.J51]*1.2" office:value-type="float" office:value="74988.8077824" calcext:value-type="float">
            <text:p>74,988.81</text:p>
          </table:table-cell>
          <table:table-cell table:style-name="ce2" table:formula="of:=320000000/[.J52]" office:value-type="float" office:value="4267.3034745207" calcext:value-type="float">
            <text:p>4,267.30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26" calcext:value-type="date">
            <text:p>2020-03-26</text:p>
          </table:table-cell>
          <table:table-cell table:number-columns-repeated="2"/>
          <table:table-cell table:formula="of:=[.J53]/160" office:value-type="float" office:value="562.416058368" calcext:value-type="float">
            <text:p>562</text:p>
          </table:table-cell>
          <table:table-cell table:formula="of:=[.G52]+[.F53]" office:value-type="float" office:value="2829.496350208" calcext:value-type="float">
            <text:p>2829.50</text:p>
          </table:table-cell>
          <table:table-cell/>
          <table:table-cell table:style-name="ce2" table:formula="of:=[.K53]" office:value-type="float" office:value="3556.08622876725" calcext:value-type="float">
            <text:p>3,556.09</text:p>
          </table:table-cell>
          <table:table-cell table:style-name="ce2" table:formula="of:=[.J52]*1.2" office:value-type="float" office:value="89986.56933888" calcext:value-type="float">
            <text:p>89,986.57</text:p>
          </table:table-cell>
          <table:table-cell table:style-name="ce2" table:formula="of:=320000000/[.J53]" office:value-type="float" office:value="3556.08622876725" calcext:value-type="float">
            <text:p>3,556.09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27" calcext:value-type="date">
            <text:p>2020-03-27</text:p>
          </table:table-cell>
          <table:table-cell table:number-columns-repeated="2"/>
          <table:table-cell table:formula="of:=[.J54]/160" office:value-type="float" office:value="674.8992700416" calcext:value-type="float">
            <text:p>675</text:p>
          </table:table-cell>
          <table:table-cell table:formula="of:=[.G53]+[.F54]" office:value-type="float" office:value="3504.3956202496" calcext:value-type="float">
            <text:p>3504.40</text:p>
          </table:table-cell>
          <table:table-cell/>
          <table:table-cell table:style-name="ce2" table:formula="of:=[.K54]" office:value-type="float" office:value="2963.40519063937" calcext:value-type="float">
            <text:p>2,963.41</text:p>
          </table:table-cell>
          <table:table-cell table:style-name="ce2" table:formula="of:=[.J53]*1.2" office:value-type="float" office:value="107983.883206656" calcext:value-type="float">
            <text:p>107,983.88</text:p>
          </table:table-cell>
          <table:table-cell table:style-name="ce2" table:formula="of:=320000000/[.J54]" office:value-type="float" office:value="2963.40519063937" calcext:value-type="float">
            <text:p>2,963.41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28" calcext:value-type="date">
            <text:p>2020-03-28</text:p>
          </table:table-cell>
          <table:table-cell table:formula="of:==[.D51] * 2" office:value-type="float" office:value="128" calcext:value-type="float">
            <text:p>128</text:p>
          </table:table-cell>
          <table:table-cell table:formula="of:=160 * [.D55]" office:value-type="float" office:value="20480" calcext:value-type="float">
            <text:p>20480</text:p>
          </table:table-cell>
          <table:table-cell table:formula="of:=[.J55]/160" office:value-type="float" office:value="809.87912404992" calcext:value-type="float">
            <text:p>810</text:p>
          </table:table-cell>
          <table:table-cell table:formula="of:=[.G54]+[.F55]" office:value-type="float" office:value="4314.27474429952" calcext:value-type="float">
            <text:p>4314.27</text:p>
          </table:table-cell>
          <table:table-cell/>
          <table:table-cell table:style-name="ce2" table:formula="of:=[.K55]" office:value-type="float" office:value="2469.50432553281" calcext:value-type="float">
            <text:p>2,469.50</text:p>
          </table:table-cell>
          <table:table-cell table:style-name="ce2" table:formula="of:=[.J54]*1.2" office:value-type="float" office:value="129580.659847987" calcext:value-type="float">
            <text:p>129,580.66</text:p>
          </table:table-cell>
          <table:table-cell table:style-name="ce2" table:formula="of:=320000000/[.J55]" office:value-type="float" office:value="2469.50432553281" calcext:value-type="float">
            <text:p>2,469.50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29" calcext:value-type="date">
            <text:p>2020-03-29</text:p>
          </table:table-cell>
          <table:table-cell table:number-columns-repeated="2"/>
          <table:table-cell table:formula="of:=[.J56]/160" office:value-type="float" office:value="971.854948859903" calcext:value-type="float">
            <text:p>972</text:p>
          </table:table-cell>
          <table:table-cell table:formula="of:=[.G55]+[.F56]" office:value-type="float" office:value="5286.12969315942" calcext:value-type="float">
            <text:p>5286.13</text:p>
          </table:table-cell>
          <table:table-cell/>
          <table:table-cell table:style-name="ce2" table:formula="of:=[.K56]" office:value-type="float" office:value="2057.92027127734" calcext:value-type="float">
            <text:p>2,057.92</text:p>
          </table:table-cell>
          <table:table-cell table:style-name="ce2" table:formula="of:=[.J55]*1.2" office:value-type="float" office:value="155496.791817585" calcext:value-type="float">
            <text:p>155,496.79</text:p>
          </table:table-cell>
          <table:table-cell table:style-name="ce2" table:formula="of:=320000000/[.J56]" office:value-type="float" office:value="2057.92027127734" calcext:value-type="float">
            <text:p>2,057.92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30" calcext:value-type="date">
            <text:p>2020-03-30</text:p>
          </table:table-cell>
          <table:table-cell table:number-columns-repeated="2"/>
          <table:table-cell table:formula="of:=[.J57]/160" office:value-type="float" office:value="1166.22593863188" calcext:value-type="float">
            <text:p>1166</text:p>
          </table:table-cell>
          <table:table-cell table:formula="of:=[.G56]+[.F57]" office:value-type="float" office:value="6452.35563179131" calcext:value-type="float">
            <text:p>6452.36</text:p>
          </table:table-cell>
          <table:table-cell/>
          <table:table-cell table:style-name="ce2" table:formula="of:=[.K57]" office:value-type="float" office:value="1714.93355939778" calcext:value-type="float">
            <text:p>1,714.93</text:p>
          </table:table-cell>
          <table:table-cell table:style-name="ce2" table:formula="of:=[.J56]*1.2" office:value-type="float" office:value="186596.150181102" calcext:value-type="float">
            <text:p>186,596.15</text:p>
          </table:table-cell>
          <table:table-cell table:style-name="ce2" table:formula="of:=320000000/[.J57]" office:value-type="float" office:value="1714.93355939778" calcext:value-type="float">
            <text:p>1,714.93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3-31" calcext:value-type="date">
            <text:p>2020-03-31</text:p>
          </table:table-cell>
          <table:table-cell table:number-columns-repeated="2"/>
          <table:table-cell table:formula="of:=[.J58]/160" office:value-type="float" office:value="1399.47112635826" calcext:value-type="float">
            <text:p>1399</text:p>
          </table:table-cell>
          <table:table-cell table:formula="of:=[.G57]+[.F58]" office:value-type="float" office:value="7851.82675814957" calcext:value-type="float">
            <text:p>7851.83</text:p>
          </table:table-cell>
          <table:table-cell/>
          <table:table-cell table:style-name="ce2" table:formula="of:=[.K58]" office:value-type="float" office:value="1429.11129949815" calcext:value-type="float">
            <text:p>1,429.11</text:p>
          </table:table-cell>
          <table:table-cell table:style-name="ce2" table:formula="of:=[.J57]*1.2" office:value-type="float" office:value="223915.380217322" calcext:value-type="float">
            <text:p>223,915.38</text:p>
          </table:table-cell>
          <table:table-cell table:style-name="ce2" table:formula="of:=320000000/[.J58]" office:value-type="float" office:value="1429.11129949815" calcext:value-type="float">
            <text:p>1,429.11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01" calcext:value-type="date">
            <text:p>2020-04-01</text:p>
          </table:table-cell>
          <table:table-cell table:formula="of:==[.D55] * 2" office:value-type="float" office:value="256" calcext:value-type="float">
            <text:p>256</text:p>
          </table:table-cell>
          <table:table-cell table:formula="of:=160 * [.D59]" office:value-type="float" office:value="40960" calcext:value-type="float">
            <text:p>40960</text:p>
          </table:table-cell>
          <table:table-cell table:formula="of:=[.J59]/160" office:value-type="float" office:value="1679.36535162991" calcext:value-type="float">
            <text:p>1679</text:p>
          </table:table-cell>
          <table:table-cell table:formula="of:=[.G58]+[.F59]" office:value-type="float" office:value="9531.19210977948" calcext:value-type="float">
            <text:p>9531.19</text:p>
          </table:table-cell>
          <table:table-cell/>
          <table:table-cell table:style-name="ce2" table:formula="of:=[.K59]" office:value-type="float" office:value="1190.92608291513" calcext:value-type="float">
            <text:p>1,190.93</text:p>
          </table:table-cell>
          <table:table-cell table:style-name="ce2" table:formula="of:=[.J58]*1.2" office:value-type="float" office:value="268698.456260786" calcext:value-type="float">
            <text:p>268,698.46</text:p>
          </table:table-cell>
          <table:table-cell table:style-name="ce2" table:formula="of:=320000000/[.J59]" office:value-type="float" office:value="1190.92608291513" calcext:value-type="float">
            <text:p>1,190.93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02" calcext:value-type="date">
            <text:p>2020-04-02</text:p>
          </table:table-cell>
          <table:table-cell table:number-columns-repeated="2"/>
          <table:table-cell table:formula="of:=[.J60]/160" office:value-type="float" office:value="2015.2384219559" calcext:value-type="float">
            <text:p>2015</text:p>
          </table:table-cell>
          <table:table-cell table:formula="of:=[.G59]+[.F60]" office:value-type="float" office:value="11546.4305317354" calcext:value-type="float">
            <text:p>11546.43</text:p>
          </table:table-cell>
          <table:table-cell/>
          <table:table-cell table:style-name="ce2" table:formula="of:=[.K60]" office:value-type="float" office:value="992.438402429274" calcext:value-type="float">
            <text:p>992.44</text:p>
          </table:table-cell>
          <table:table-cell table:style-name="ce2" table:formula="of:=[.J59]*1.2" office:value-type="float" office:value="322438.147512943" calcext:value-type="float">
            <text:p>322,438.15</text:p>
          </table:table-cell>
          <table:table-cell table:style-name="ce2" table:formula="of:=320000000/[.J60]" office:value-type="float" office:value="992.438402429274" calcext:value-type="float">
            <text:p>992.44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03" calcext:value-type="date">
            <text:p>2020-04-03</text:p>
          </table:table-cell>
          <table:table-cell table:number-columns-repeated="2"/>
          <table:table-cell table:formula="of:=[.J61]/160" office:value-type="float" office:value="2418.28610634707" calcext:value-type="float">
            <text:p>2418</text:p>
          </table:table-cell>
          <table:table-cell table:formula="of:=[.G60]+[.F61]" office:value-type="float" office:value="13964.7166380824" calcext:value-type="float">
            <text:p>13964.72</text:p>
          </table:table-cell>
          <table:table-cell/>
          <table:table-cell table:style-name="ce2" table:formula="of:=[.K61]" office:value-type="float" office:value="827.032002024395" calcext:value-type="float">
            <text:p>827.03</text:p>
          </table:table-cell>
          <table:table-cell table:style-name="ce2" table:formula="of:=[.J60]*1.2" office:value-type="float" office:value="386925.777015532" calcext:value-type="float">
            <text:p>386,925.78</text:p>
          </table:table-cell>
          <table:table-cell table:style-name="ce2" table:formula="of:=320000000/[.J61]" office:value-type="float" office:value="827.032002024395" calcext:value-type="float">
            <text:p>827.03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04" calcext:value-type="date">
            <text:p>2020-04-04</text:p>
          </table:table-cell>
          <table:table-cell table:number-columns-repeated="2"/>
          <table:table-cell table:formula="of:=[.J62]/160" office:value-type="float" office:value="2901.94332761649" calcext:value-type="float">
            <text:p>2902</text:p>
          </table:table-cell>
          <table:table-cell table:formula="of:=[.G61]+[.F62]" office:value-type="float" office:value="16866.6599656989" calcext:value-type="float">
            <text:p>16866.66</text:p>
          </table:table-cell>
          <table:table-cell/>
          <table:table-cell table:style-name="ce2" table:formula="of:=[.K62]" office:value-type="float" office:value="689.193335020329" calcext:value-type="float">
            <text:p>689.19</text:p>
          </table:table-cell>
          <table:table-cell table:style-name="ce2" table:formula="of:=[.J61]*1.2" office:value-type="float" office:value="464310.932418638" calcext:value-type="float">
            <text:p>464,310.93</text:p>
          </table:table-cell>
          <table:table-cell table:style-name="ce2" table:formula="of:=320000000/[.J62]" office:value-type="float" office:value="689.193335020329" calcext:value-type="float">
            <text:p>689.19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05" calcext:value-type="date">
            <text:p>2020-04-05</text:p>
          </table:table-cell>
          <table:table-cell table:formula="of:==[.D59] * 2" office:value-type="float" office:value="512" calcext:value-type="float">
            <text:p>512</text:p>
          </table:table-cell>
          <table:table-cell table:formula="of:=160 * [.D63]" office:value-type="float" office:value="81920" calcext:value-type="float">
            <text:p>81920</text:p>
          </table:table-cell>
          <table:table-cell table:formula="of:=[.J63]/160" office:value-type="float" office:value="3482.33199313979" calcext:value-type="float">
            <text:p>3482</text:p>
          </table:table-cell>
          <table:table-cell table:formula="of:=[.G62]+[.F63]" office:value-type="float" office:value="20348.9919588387" calcext:value-type="float">
            <text:p>20348.99</text:p>
          </table:table-cell>
          <table:table-cell/>
          <table:table-cell table:style-name="ce2" table:formula="of:=[.K63]" office:value-type="float" office:value="574.327779183608" calcext:value-type="float">
            <text:p>574.33</text:p>
          </table:table-cell>
          <table:table-cell table:style-name="ce2" table:formula="of:=[.J62]*1.2" office:value-type="float" office:value="557173.118902366" calcext:value-type="float">
            <text:p>557,173.12</text:p>
          </table:table-cell>
          <table:table-cell table:style-name="ce2" table:formula="of:=320000000/[.J63]" office:value-type="float" office:value="574.327779183608" calcext:value-type="float">
            <text:p>574.33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06" calcext:value-type="date">
            <text:p>2020-04-06</text:p>
          </table:table-cell>
          <table:table-cell table:number-columns-repeated="2"/>
          <table:table-cell table:formula="of:=[.J64]/160" office:value-type="float" office:value="4178.79839176774" calcext:value-type="float">
            <text:p>4179</text:p>
          </table:table-cell>
          <table:table-cell table:formula="of:=[.G63]+[.F64]" office:value-type="float" office:value="24527.7903506065" calcext:value-type="float">
            <text:p>24527.79</text:p>
          </table:table-cell>
          <table:table-cell/>
          <table:table-cell table:style-name="ce2" table:formula="of:=[.K64]" office:value-type="float" office:value="478.606482653006" calcext:value-type="float">
            <text:p>478.61</text:p>
          </table:table-cell>
          <table:table-cell table:style-name="ce2" table:formula="of:=[.J63]*1.2" office:value-type="float" office:value="668607.742682839" calcext:value-type="float">
            <text:p>668,607.74</text:p>
          </table:table-cell>
          <table:table-cell table:style-name="ce2" table:formula="of:=320000000/[.J64]" office:value-type="float" office:value="478.606482653006" calcext:value-type="float">
            <text:p>478.61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07" calcext:value-type="date">
            <text:p>2020-04-07</text:p>
          </table:table-cell>
          <table:table-cell table:number-columns-repeated="2"/>
          <table:table-cell table:formula="of:=[.J65]/160" office:value-type="float" office:value="5014.55807012129" calcext:value-type="float">
            <text:p>5015</text:p>
          </table:table-cell>
          <table:table-cell table:formula="of:=[.G64]+[.F65]" office:value-type="float" office:value="29542.3484207278" calcext:value-type="float">
            <text:p>29542.35</text:p>
          </table:table-cell>
          <table:table-cell/>
          <table:table-cell table:style-name="ce2" table:formula="of:=[.K65]" office:value-type="float" office:value="398.838735544172" calcext:value-type="float">
            <text:p>398.84</text:p>
          </table:table-cell>
          <table:table-cell table:style-name="ce2" table:formula="of:=[.J64]*1.2" office:value-type="float" office:value="802329.291219407" calcext:value-type="float">
            <text:p>802,329.29</text:p>
          </table:table-cell>
          <table:table-cell table:style-name="ce2" table:formula="of:=320000000/[.J65]" office:value-type="float" office:value="398.838735544172" calcext:value-type="float">
            <text:p>398.84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08" calcext:value-type="date">
            <text:p>2020-04-08</text:p>
          </table:table-cell>
          <table:table-cell table:number-columns-repeated="2"/>
          <table:table-cell table:formula="of:=[.J66]/160" office:value-type="float" office:value="6017.46968414555" calcext:value-type="float">
            <text:p>6017</text:p>
          </table:table-cell>
          <table:table-cell table:formula="of:=[.G65]+[.F66]" office:value-type="float" office:value="35559.8181048733" calcext:value-type="float">
            <text:p>35559.82</text:p>
          </table:table-cell>
          <table:table-cell/>
          <table:table-cell table:style-name="ce2" table:formula="of:=[.K66]" office:value-type="float" office:value="332.365612953477" calcext:value-type="float">
            <text:p>332.37</text:p>
          </table:table-cell>
          <table:table-cell table:style-name="ce2" table:formula="of:=[.J65]*1.2" office:value-type="float" office:value="962795.149463288" calcext:value-type="float">
            <text:p>962,795.15</text:p>
          </table:table-cell>
          <table:table-cell table:style-name="ce2" table:formula="of:=320000000/[.J66]" office:value-type="float" office:value="332.365612953477" calcext:value-type="float">
            <text:p>332.37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09" calcext:value-type="date">
            <text:p>2020-04-09</text:p>
          </table:table-cell>
          <table:table-cell table:formula="of:==[.D63] * 2" office:value-type="float" office:value="1024" calcext:value-type="float">
            <text:p>1024</text:p>
          </table:table-cell>
          <table:table-cell table:formula="of:=160 * [.D67]" office:value-type="float" office:value="163840" calcext:value-type="float">
            <text:p>163840</text:p>
          </table:table-cell>
          <table:table-cell table:formula="of:=[.J67]/160" office:value-type="float" office:value="7220.96362097466" calcext:value-type="float">
            <text:p>7221</text:p>
          </table:table-cell>
          <table:table-cell table:formula="of:=[.G66]+[.F67]" office:value-type="float" office:value="42780.781725848" calcext:value-type="float">
            <text:p>42780.78</text:p>
          </table:table-cell>
          <table:table-cell/>
          <table:table-cell table:style-name="ce2" table:formula="of:=[.K67]" office:value-type="float" office:value="276.971344127897" calcext:value-type="float">
            <text:p>276.97</text:p>
          </table:table-cell>
          <table:table-cell table:style-name="ce2" table:formula="of:=[.J66]*1.2" office:value-type="float" office:value="1155354.17935595" calcext:value-type="float">
            <text:p>1,155,354.18</text:p>
          </table:table-cell>
          <table:table-cell table:style-name="ce2" table:formula="of:=320000000/[.J67]" office:value-type="float" office:value="276.971344127897" calcext:value-type="float">
            <text:p>276.97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10" calcext:value-type="date">
            <text:p>2020-04-10</text:p>
          </table:table-cell>
          <table:table-cell table:number-columns-repeated="2"/>
          <table:table-cell table:formula="of:=[.J68]/160" office:value-type="float" office:value="8665.15634516959" calcext:value-type="float">
            <text:p>8665</text:p>
          </table:table-cell>
          <table:table-cell table:formula="of:=[.G67]+[.F68]" office:value-type="float" office:value="51445.9380710176" calcext:value-type="float">
            <text:p>51445.94</text:p>
          </table:table-cell>
          <table:table-cell/>
          <table:table-cell table:style-name="ce2" table:formula="of:=[.K68]" office:value-type="float" office:value="230.809453439914" calcext:value-type="float">
            <text:p>230.81</text:p>
          </table:table-cell>
          <table:table-cell table:style-name="ce2" table:formula="of:=[.J67]*1.2" office:value-type="float" office:value="1386425.01522714" calcext:value-type="float">
            <text:p>1,386,425.02</text:p>
          </table:table-cell>
          <table:table-cell table:style-name="ce2" table:formula="of:=320000000/[.J68]" office:value-type="float" office:value="230.809453439914" calcext:value-type="float">
            <text:p>230.81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11" calcext:value-type="date">
            <text:p>2020-04-11</text:p>
          </table:table-cell>
          <table:table-cell table:number-columns-repeated="2"/>
          <table:table-cell table:formula="of:=[.J69]/160" office:value-type="float" office:value="10398.1876142035" calcext:value-type="float">
            <text:p>10398</text:p>
          </table:table-cell>
          <table:table-cell table:formula="of:=[.G68]+[.F69]" office:value-type="float" office:value="61844.1256852211" calcext:value-type="float">
            <text:p>61844.13</text:p>
          </table:table-cell>
          <table:table-cell/>
          <table:table-cell table:style-name="ce2" table:formula="of:=[.K69]" office:value-type="float" office:value="192.341211199929" calcext:value-type="float">
            <text:p>192.34</text:p>
          </table:table-cell>
          <table:table-cell table:style-name="ce2" table:formula="of:=[.J68]*1.2" office:value-type="float" office:value="1663710.01827256" calcext:value-type="float">
            <text:p>1,663,710.02</text:p>
          </table:table-cell>
          <table:table-cell table:style-name="ce2" table:formula="of:=320000000/[.J69]" office:value-type="float" office:value="192.341211199929" calcext:value-type="float">
            <text:p>192.34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12" calcext:value-type="date">
            <text:p>2020-04-12</text:p>
          </table:table-cell>
          <table:table-cell table:number-columns-repeated="2"/>
          <table:table-cell table:formula="of:=[.J70]/160" office:value-type="float" office:value="12477.8251370442" calcext:value-type="float">
            <text:p>12478</text:p>
          </table:table-cell>
          <table:table-cell table:formula="of:=[.G69]+[.F70]" office:value-type="float" office:value="74321.9508222653" calcext:value-type="float">
            <text:p>74321.95</text:p>
          </table:table-cell>
          <table:table-cell/>
          <table:table-cell table:style-name="ce2" table:formula="of:=[.K70]" office:value-type="float" office:value="160.284342666607" calcext:value-type="float">
            <text:p>160.28</text:p>
          </table:table-cell>
          <table:table-cell table:style-name="ce2" table:formula="of:=[.J69]*1.2" office:value-type="float" office:value="1996452.02192707" calcext:value-type="float">
            <text:p>1,996,452.02</text:p>
          </table:table-cell>
          <table:table-cell table:style-name="ce2" table:formula="of:=320000000/[.J70]" office:value-type="float" office:value="160.284342666607" calcext:value-type="float">
            <text:p>160.28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13" calcext:value-type="date">
            <text:p>2020-04-13</text:p>
          </table:table-cell>
          <table:table-cell table:formula="of:==[.D67] * 2" office:value-type="float" office:value="2048" calcext:value-type="float">
            <text:p>2048</text:p>
          </table:table-cell>
          <table:table-cell table:formula="of:=160 * [.D71]" office:value-type="float" office:value="327680" calcext:value-type="float">
            <text:p>327680</text:p>
          </table:table-cell>
          <table:table-cell table:formula="of:=[.J71]/160" office:value-type="float" office:value="14973.3901644531" calcext:value-type="float">
            <text:p>14973</text:p>
          </table:table-cell>
          <table:table-cell table:formula="of:=[.G70]+[.F71]" office:value-type="float" office:value="89295.3409867183" calcext:value-type="float">
            <text:p>89295.34</text:p>
          </table:table-cell>
          <table:table-cell/>
          <table:table-cell table:style-name="ce2" table:formula="of:=[.K71]" office:value-type="float" office:value="133.570285555506" calcext:value-type="float">
            <text:p>133.57</text:p>
          </table:table-cell>
          <table:table-cell table:style-name="ce2" table:formula="of:=[.J70]*1.2" office:value-type="float" office:value="2395742.42631249" calcext:value-type="float">
            <text:p>2,395,742.43</text:p>
          </table:table-cell>
          <table:table-cell table:style-name="ce2" table:formula="of:=320000000/[.J71]" office:value-type="float" office:value="133.570285555506" calcext:value-type="float">
            <text:p>133.57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14" calcext:value-type="date">
            <text:p>2020-04-14</text:p>
          </table:table-cell>
          <table:table-cell table:number-columns-repeated="2"/>
          <table:table-cell table:formula="of:=[.J72]/160" office:value-type="float" office:value="17968.0681973437" calcext:value-type="float">
            <text:p>17968</text:p>
          </table:table-cell>
          <table:table-cell table:formula="of:=[.G71]+[.F72]" office:value-type="float" office:value="107263.409184062" calcext:value-type="float">
            <text:p>107263.41</text:p>
          </table:table-cell>
          <table:table-cell/>
          <table:table-cell table:style-name="ce2" table:formula="of:=[.K72]" office:value-type="float" office:value="111.308571296255" calcext:value-type="float">
            <text:p>111.31</text:p>
          </table:table-cell>
          <table:table-cell table:style-name="ce2" table:formula="of:=[.J71]*1.2" office:value-type="float" office:value="2874890.91157499" calcext:value-type="float">
            <text:p>2,874,890.91</text:p>
          </table:table-cell>
          <table:table-cell table:style-name="ce2" table:formula="of:=320000000/[.J72]" office:value-type="float" office:value="111.308571296255" calcext:value-type="float">
            <text:p>111.31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15" calcext:value-type="date">
            <text:p>2020-04-15</text:p>
          </table:table-cell>
          <table:table-cell table:number-columns-repeated="2"/>
          <table:table-cell table:formula="of:=[.J73]/160" office:value-type="float" office:value="21561.6818368124" calcext:value-type="float">
            <text:p>21562</text:p>
          </table:table-cell>
          <table:table-cell table:formula="of:=[.G72]+[.F73]" office:value-type="float" office:value="128825.091020874" calcext:value-type="float">
            <text:p>128825.09</text:p>
          </table:table-cell>
          <table:table-cell/>
          <table:table-cell table:style-name="ce2" table:formula="of:=[.K73]" office:value-type="float" office:value="92.7571427468792" calcext:value-type="float">
            <text:p>92.76</text:p>
          </table:table-cell>
          <table:table-cell table:style-name="ce2" table:formula="of:=[.J72]*1.2" office:value-type="float" office:value="3449869.09388998" calcext:value-type="float">
            <text:p>3,449,869.09</text:p>
          </table:table-cell>
          <table:table-cell table:style-name="ce2" table:formula="of:=320000000/[.J73]" office:value-type="float" office:value="92.7571427468792" calcext:value-type="float">
            <text:p>92.76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16" calcext:value-type="date">
            <text:p>2020-04-16</text:p>
          </table:table-cell>
          <table:table-cell table:number-columns-repeated="2"/>
          <table:table-cell table:formula="of:=[.J74]/160" office:value-type="float" office:value="25874.0182041749" calcext:value-type="float">
            <text:p>25874</text:p>
          </table:table-cell>
          <table:table-cell table:formula="of:=[.G73]+[.F74]" office:value-type="float" office:value="154699.109225049" calcext:value-type="float">
            <text:p>154699.11</text:p>
          </table:table-cell>
          <table:table-cell/>
          <table:table-cell table:style-name="ce2" table:formula="of:=[.K74]" office:value-type="float" office:value="77.2976189557327" calcext:value-type="float">
            <text:p>77.30</text:p>
          </table:table-cell>
          <table:table-cell table:style-name="ce2" table:formula="of:=[.J73]*1.2" office:value-type="float" office:value="4139842.91266798" calcext:value-type="float">
            <text:p>4,139,842.91</text:p>
          </table:table-cell>
          <table:table-cell table:style-name="ce2" table:formula="of:=320000000/[.J74]" office:value-type="float" office:value="77.2976189557327" calcext:value-type="float">
            <text:p>77.30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17" calcext:value-type="date">
            <text:p>2020-04-17</text:p>
          </table:table-cell>
          <table:table-cell table:formula="of:==[.D71] * 2" office:value-type="float" office:value="4096" calcext:value-type="float">
            <text:p>4096</text:p>
          </table:table-cell>
          <table:table-cell table:formula="of:=160 * [.D75]" office:value-type="float" office:value="655360" calcext:value-type="float">
            <text:p>655360</text:p>
          </table:table-cell>
          <table:table-cell table:formula="of:=[.J75]/160" office:value-type="float" office:value="31048.8218450099" calcext:value-type="float">
            <text:p>31049</text:p>
          </table:table-cell>
          <table:table-cell table:formula="of:=[.G74]+[.F75]" office:value-type="float" office:value="185747.931070059" calcext:value-type="float">
            <text:p>185747.93</text:p>
          </table:table-cell>
          <table:table-cell/>
          <table:table-cell table:style-name="ce2" table:formula="of:=[.K75]" office:value-type="float" office:value="64.4146824631106" calcext:value-type="float">
            <text:p>64.41</text:p>
          </table:table-cell>
          <table:table-cell table:style-name="ce2" table:formula="of:=[.J74]*1.2" office:value-type="float" office:value="4967811.49520158" calcext:value-type="float">
            <text:p>4,967,811.50</text:p>
          </table:table-cell>
          <table:table-cell table:style-name="ce2" table:formula="of:=320000000/[.J75]" office:value-type="float" office:value="64.4146824631106" calcext:value-type="float">
            <text:p>64.41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18" calcext:value-type="date">
            <text:p>2020-04-18</text:p>
          </table:table-cell>
          <table:table-cell table:number-columns-repeated="2"/>
          <table:table-cell table:formula="of:=[.J76]/160" office:value-type="float" office:value="37258.5862140118" calcext:value-type="float">
            <text:p>37259</text:p>
          </table:table-cell>
          <table:table-cell table:formula="of:=[.G75]+[.F76]" office:value-type="float" office:value="223006.517284071" calcext:value-type="float">
            <text:p>223006.52</text:p>
          </table:table-cell>
          <table:table-cell/>
          <table:table-cell table:style-name="ce2" table:formula="of:=[.K76]" office:value-type="float" office:value="53.6789020525921" calcext:value-type="float">
            <text:p>53.68</text:p>
          </table:table-cell>
          <table:table-cell table:style-name="ce2" table:formula="of:=[.J75]*1.2" office:value-type="float" office:value="5961373.79424189" calcext:value-type="float">
            <text:p>5,961,373.79</text:p>
          </table:table-cell>
          <table:table-cell table:style-name="ce2" table:formula="of:=320000000/[.J76]" office:value-type="float" office:value="53.6789020525921" calcext:value-type="float">
            <text:p>53.68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19" calcext:value-type="date">
            <text:p>2020-04-19</text:p>
          </table:table-cell>
          <table:table-cell table:number-columns-repeated="2"/>
          <table:table-cell table:formula="of:=[.J77]/160" office:value-type="float" office:value="44710.3034568142" calcext:value-type="float">
            <text:p>44710</text:p>
          </table:table-cell>
          <table:table-cell table:formula="of:=[.G76]+[.F77]" office:value-type="float" office:value="267716.820740885" calcext:value-type="float">
            <text:p>267716.82</text:p>
          </table:table-cell>
          <table:table-cell/>
          <table:table-cell table:style-name="ce2" table:formula="of:=[.K77]" office:value-type="float" office:value="44.7324183771601" calcext:value-type="float">
            <text:p>44.73</text:p>
          </table:table-cell>
          <table:table-cell table:style-name="ce2" table:formula="of:=[.J76]*1.2" office:value-type="float" office:value="7153648.55309027" calcext:value-type="float">
            <text:p>7,153,648.55</text:p>
          </table:table-cell>
          <table:table-cell table:style-name="ce2" table:formula="of:=320000000/[.J77]" office:value-type="float" office:value="44.7324183771601" calcext:value-type="float">
            <text:p>44.73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20" calcext:value-type="date">
            <text:p>2020-04-20</text:p>
          </table:table-cell>
          <table:table-cell table:number-columns-repeated="2"/>
          <table:table-cell table:formula="of:=[.J78]/160" office:value-type="float" office:value="53652.364148177" calcext:value-type="float">
            <text:p>53652</text:p>
          </table:table-cell>
          <table:table-cell table:formula="of:=[.G77]+[.F78]" office:value-type="float" office:value="321369.184889062" calcext:value-type="float">
            <text:p>321369.18</text:p>
          </table:table-cell>
          <table:table-cell/>
          <table:table-cell table:style-name="ce2" table:formula="of:=[.K78]" office:value-type="float" office:value="37.2770153143001" calcext:value-type="float">
            <text:p>37.28</text:p>
          </table:table-cell>
          <table:table-cell table:style-name="ce2" table:formula="of:=[.J77]*1.2" office:value-type="float" office:value="8584378.26370832" calcext:value-type="float">
            <text:p>8,584,378.26</text:p>
          </table:table-cell>
          <table:table-cell table:style-name="ce2" table:formula="of:=320000000/[.J78]" office:value-type="float" office:value="37.2770153143001" calcext:value-type="float">
            <text:p>37.28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21" calcext:value-type="date">
            <text:p>2020-04-21</text:p>
          </table:table-cell>
          <table:table-cell table:formula="of:==[.D75] * 2" office:value-type="float" office:value="8192" calcext:value-type="float">
            <text:p>8192</text:p>
          </table:table-cell>
          <table:table-cell table:formula="of:=160 * [.D79]" office:value-type="float" office:value="1310720" calcext:value-type="float">
            <text:p>1310720</text:p>
          </table:table-cell>
          <table:table-cell table:formula="of:=[.J79]/160" office:value-type="float" office:value="64382.8369778124" calcext:value-type="float">
            <text:p>64383</text:p>
          </table:table-cell>
          <table:table-cell table:formula="of:=[.G78]+[.F79]" office:value-type="float" office:value="385752.021866875" calcext:value-type="float">
            <text:p>385752.02</text:p>
          </table:table-cell>
          <table:table-cell/>
          <table:table-cell table:style-name="ce2" table:formula="of:=[.K79]" office:value-type="float" office:value="31.0641794285834" calcext:value-type="float">
            <text:p>31.06</text:p>
          </table:table-cell>
          <table:table-cell table:style-name="ce2" table:formula="of:=[.J78]*1.2" office:value-type="float" office:value="10301253.91645" calcext:value-type="float">
            <text:p>10,301,253.92</text:p>
          </table:table-cell>
          <table:table-cell table:style-name="ce2" table:formula="of:=320000000/[.J79]" office:value-type="float" office:value="31.0641794285834" calcext:value-type="float">
            <text:p>31.06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22" calcext:value-type="date">
            <text:p>2020-04-22</text:p>
          </table:table-cell>
          <table:table-cell table:number-columns-repeated="2"/>
          <table:table-cell table:formula="of:=[.J80]/160" office:value-type="float" office:value="77259.4043733749" calcext:value-type="float">
            <text:p>77259</text:p>
          </table:table-cell>
          <table:table-cell table:formula="of:=[.G79]+[.F80]" office:value-type="float" office:value="463011.42624025" calcext:value-type="float">
            <text:p>463011.43</text:p>
          </table:table-cell>
          <table:table-cell/>
          <table:table-cell table:style-name="ce2" table:formula="of:=[.K80]" office:value-type="float" office:value="25.8868161904862" calcext:value-type="float">
            <text:p>25.89</text:p>
          </table:table-cell>
          <table:table-cell table:style-name="ce2" table:formula="of:=[.J79]*1.2" office:value-type="float" office:value="12361504.69974" calcext:value-type="float">
            <text:p>12,361,504.70</text:p>
          </table:table-cell>
          <table:table-cell table:style-name="ce2" table:formula="of:=320000000/[.J80]" office:value-type="float" office:value="25.8868161904862" calcext:value-type="float">
            <text:p>25.89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23" calcext:value-type="date">
            <text:p>2020-04-23</text:p>
          </table:table-cell>
          <table:table-cell table:number-columns-repeated="2"/>
          <table:table-cell table:formula="of:=[.J81]/160" office:value-type="float" office:value="92711.2852480499" calcext:value-type="float">
            <text:p>92711</text:p>
          </table:table-cell>
          <table:table-cell table:formula="of:=[.G80]+[.F81]" office:value-type="float" office:value="555722.711488299" calcext:value-type="float">
            <text:p>555722.71</text:p>
          </table:table-cell>
          <table:table-cell/>
          <table:table-cell table:style-name="ce2" table:formula="of:=[.K81]" office:value-type="float" office:value="21.5723468254051" calcext:value-type="float">
            <text:p>21.57</text:p>
          </table:table-cell>
          <table:table-cell table:style-name="ce2" table:formula="of:=[.J80]*1.2" office:value-type="float" office:value="14833805.639688" calcext:value-type="float">
            <text:p>14,833,805.64</text:p>
          </table:table-cell>
          <table:table-cell table:style-name="ce2" table:formula="of:=320000000/[.J81]" office:value-type="float" office:value="21.5723468254051" calcext:value-type="float">
            <text:p>21.57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24" calcext:value-type="date">
            <text:p>2020-04-24</text:p>
          </table:table-cell>
          <table:table-cell table:number-columns-repeated="2"/>
          <table:table-cell table:formula="of:=[.J82]/160" office:value-type="float" office:value="111253.54229766" calcext:value-type="float">
            <text:p>111254</text:p>
          </table:table-cell>
          <table:table-cell table:formula="of:=[.G81]+[.F82]" office:value-type="float" office:value="666976.253785959" calcext:value-type="float">
            <text:p>666976.25</text:p>
          </table:table-cell>
          <table:table-cell/>
          <table:table-cell table:style-name="ce2" table:formula="of:=[.K82]" office:value-type="float" office:value="17.9769556878376" calcext:value-type="float">
            <text:p>17.98</text:p>
          </table:table-cell>
          <table:table-cell table:style-name="ce2" table:formula="of:=[.J81]*1.2" office:value-type="float" office:value="17800566.7676256" calcext:value-type="float">
            <text:p>17,800,566.77</text:p>
          </table:table-cell>
          <table:table-cell table:style-name="ce2" table:formula="of:=320000000/[.J82]" office:value-type="float" office:value="17.9769556878376" calcext:value-type="float">
            <text:p>17.98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25" calcext:value-type="date">
            <text:p>2020-04-25</text:p>
          </table:table-cell>
          <table:table-cell table:formula="of:==[.D79] * 2" office:value-type="float" office:value="16384" calcext:value-type="float">
            <text:p>16384</text:p>
          </table:table-cell>
          <table:table-cell table:formula="of:=160 * [.D83]" office:value-type="float" office:value="2621440" calcext:value-type="float">
            <text:p>2621440</text:p>
          </table:table-cell>
          <table:table-cell table:formula="of:=[.J83]/160" office:value-type="float" office:value="133504.250757192" calcext:value-type="float">
            <text:p>133504</text:p>
          </table:table-cell>
          <table:table-cell table:formula="of:=[.G82]+[.F83]" office:value-type="float" office:value="800480.504543151" calcext:value-type="float">
            <text:p>800480.50</text:p>
          </table:table-cell>
          <table:table-cell/>
          <table:table-cell table:style-name="ce2" table:formula="of:=[.K83]" office:value-type="float" office:value="14.9807964065314" calcext:value-type="float">
            <text:p>14.98</text:p>
          </table:table-cell>
          <table:table-cell table:style-name="ce2" table:formula="of:=[.J82]*1.2" office:value-type="float" office:value="21360680.1211507" calcext:value-type="float">
            <text:p>21,360,680.12</text:p>
          </table:table-cell>
          <table:table-cell table:style-name="ce2" table:formula="of:=320000000/[.J83]" office:value-type="float" office:value="14.9807964065314" calcext:value-type="float">
            <text:p>14.98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26" calcext:value-type="date">
            <text:p>2020-04-26</text:p>
          </table:table-cell>
          <table:table-cell table:number-columns-repeated="2"/>
          <table:table-cell table:formula="of:=[.J84]/160" office:value-type="float" office:value="160205.10090863" calcext:value-type="float">
            <text:p>160205</text:p>
          </table:table-cell>
          <table:table-cell table:formula="of:=[.G83]+[.F84]" office:value-type="float" office:value="960685.605451781" calcext:value-type="float">
            <text:p>960685.61</text:p>
          </table:table-cell>
          <table:table-cell/>
          <table:table-cell table:style-name="ce2" table:formula="of:=[.K84]" office:value-type="float" office:value="12.4839970054428" calcext:value-type="float">
            <text:p>12.48</text:p>
          </table:table-cell>
          <table:table-cell table:style-name="ce2" table:formula="of:=[.J83]*1.2" office:value-type="float" office:value="25632816.1453808" calcext:value-type="float">
            <text:p>25,632,816.15</text:p>
          </table:table-cell>
          <table:table-cell table:style-name="ce2" table:formula="of:=320000000/[.J84]" office:value-type="float" office:value="12.4839970054428" calcext:value-type="float">
            <text:p>12.48</text:p>
          </table:table-cell>
        </table:table-row>
        <table:table-row table:style-name="ro1">
          <table:table-cell table:number-columns-repeated="2"/>
          <table:table-cell table:style-name="ce1" office:value-type="date" office:date-value="2020-04-27" calcext:value-type="date">
            <text:p>2020-04-27</text:p>
          </table:table-cell>
          <table:table-cell table:number-columns-repeated="2"/>
          <table:table-cell table:formula="of:=[.J85]/160" office:value-type="float" office:value="192246.121090356" calcext:value-type="float">
            <text:p>192246</text:p>
          </table:table-cell>
          <table:table-cell table:formula="of:=[.G84]+[.F85]" office:value-type="float" office:value="1152931.72654214" calcext:value-type="float">
            <text:p>1152931.73</text:p>
          </table:table-cell>
          <table:table-cell/>
          <table:table-cell table:style-name="ce2" table:formula="of:=[.K85]" office:value-type="float" office:value="10.403330837869" calcext:value-type="float">
            <text:p>10.40</text:p>
          </table:table-cell>
          <table:table-cell table:style-name="ce2" table:formula="of:=[.J84]*1.2" office:value-type="float" office:value="30759379.374457" calcext:value-type="float">
            <text:p>30,759,379.37</text:p>
          </table:table-cell>
          <table:table-cell table:style-name="ce2" table:formula="of:=320000000/[.J85]" office:value-type="float" office:value="10.403330837869" calcext:value-type="float">
            <text:p>10.40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SA Charts" table:style-name="ta1">
        <table:shapes>
          <draw:frame draw:z-index="0" draw:style-name="gr1" draw:text-style-name="P1" svg:width="28.956cm" svg:height="16.075cm" svg:x="5.818cm" svg:y="2.349cm">
            <draw:object draw:notify-on-update-of-ranges="USA.C27:USA.C44 USA.C27:USA.C44 USA.I27:USA.I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8.956cm" svg:height="16.075cm" svg:x="4.835cm" svg:y="20.592cm">
            <draw:object draw:notify-on-update-of-ranges="USA.C27:USA.C44 USA.C27:USA.C44 USA.I27:USA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8.956cm" svg:height="16.075cm" svg:x="5.27cm" svg:y="39.042cm">
            <draw:object draw:notify-on-update-of-ranges="USA.C28:USA.C85 USA.C28:USA.C85 USA.I28:USA.I8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8.956cm" svg:height="16.075cm" svg:x="5.356cm" svg:y="57.014cm">
            <draw:object draw:notify-on-update-of-ranges="USA.C27:USA.C44 USA.C27:USA.C44 USA.I27:USA.I4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8.956cm" svg:height="16.075cm" svg:x="35.922cm" svg:y="39.224cm">
            <draw:object draw:notify-on-update-of-ranges="USA.C29:USA.C85 USA.C29:USA.C85 USA.I29:USA.I8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8.956cm" svg:height="16.075cm" svg:x="67.241cm" svg:y="38.834cm">
            <draw:object draw:notify-on-update-of-ranges="USA.C35:USA.C85 USA.C35:USA.C85 USA.I29:USA.I8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2:23:51.283283586</meta:creation-date>
    <dc:date>2020-03-18T23:48:55.074134162</dc:date>
    <meta:editing-duration>PT4H43M54S</meta:editing-duration>
    <meta:editing-cycles>4</meta:editing-cycles>
    <meta:generator>LibreOffice/6.3.5.2$Linux_X86_64 LibreOffice_project/30$Build-2</meta:generator>
    <meta:document-statistic meta:table-count="6" meta:cell-count="1245" meta:object-count="1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2.252cm" svg:y="1.551cm" chart:style-name="ch3">
          <text:p>Currently 1 in 15289
  are infetcted</text:p>
        </chart:subtitle>
        <chart:plot-area chart:style-name="ch4" table:cell-range-address="USA.C27:USA.C44 USA.I27:USA.I44" chart:data-source-has-labels="column" svg:x="1.655cm" svg:y="2.98cm" svg:width="26.807cm" svg:height="11.812cm">
          <chartooo:coordinate-region svg:x="4.212cm" svg:y="3.185cm" svg:width="23.314cm" svg:height="10.948cm"/>
          <chart:axis chart:dimension="x" chart:name="primary-x" chart:style-name="ch5" chartooo:axis-type="auto">
            <chart:title svg:x="14.665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536cm" svg:y="12.593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0.89cm" svg:y="1.551cm" chart:style-name="ch3">
          <text:p>Currently 1 in 15289  are infetcted in USA</text:p>
        </chart:subtitle>
        <chart:plot-area chart:style-name="ch4" table:cell-range-address="USA.C29:USA.C85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29:USA.C85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9:USA.I85" chart:class="chart:scatter">
            <chart:domain table:cell-range-address="USA.C29:USA.C85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2">
                <text:p>43892</text:p>
                <draw:g>
                  <svg:desc>USA.C29:USA.C85</svg:desc>
                </draw:g>
              </table:table-cell>
              <table:table-cell office:value-type="float" office:value="43892">
                <text:p>43892</text:p>
                <draw:g>
                  <svg:desc>USA.C29:USA.C8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85</svg:desc>
                </draw:g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5290.5198776758">
                <text:p>15290.519877675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12742.0998980632">
                <text:p>12742.099898063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10618.4165817193">
                <text:p>10618.416581719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8848.68048476611">
                <text:p>8848.6804847661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7373.90040397176">
                <text:p>7373.9004039717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6144.9170033098">
                <text:p>6144.917003309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5120.76416942484">
                <text:p>5120.7641694248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4267.3034745207">
                <text:p>4267.303474520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3556.08622876725">
                <text:p>3556.086228767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2963.40519063937">
                <text:p>2963.405190639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2469.50432553281">
                <text:p>2469.5043255328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2057.92027127734">
                <text:p>2057.9202712773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1714.93355939778">
                <text:p>1714.933559397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1429.11129949815">
                <text:p>1429.111299498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1190.92608291513">
                <text:p>1190.9260829151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992.438402429274">
                <text:p>992.4384024292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827.032002024395">
                <text:p>827.032002024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689.193335020329">
                <text:p>689.19333502032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574.327779183608">
                <text:p>574.32777918360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478.606482653006">
                <text:p>478.60648265300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398.838735544172">
                <text:p>398.83873554417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332.365612953477">
                <text:p>332.36561295347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276.971344127897">
                <text:p>276.97134412789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230.809453439914">
                <text:p>230.80945343991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192.341211199929">
                <text:p>192.3412111999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160.284342666607">
                <text:p>160.28434266660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133.570285555506">
                <text:p>133.57028555550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111.308571296255">
                <text:p>111.30857129625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92.7571427468792">
                <text:p>92.757142746879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77.2976189557327">
                <text:p>77.297618955732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64.4146824631106">
                <text:p>64.414682463110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53.6789020525921">
                <text:p>53.67890205259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44.7324183771601">
                <text:p>44.732418377160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37.2770153143001">
                <text:p>37.277015314300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31.0641794285834">
                <text:p>31.064179428583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25.8868161904862">
                <text:p>25.8868161904862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21.5723468254051">
                <text:p>21.572346825405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17.9769556878376">
                <text:p>17.976955687837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14.9807964065314">
                <text:p>14.980796406531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12.4839970054428">
                <text:p>12.483997005442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10.403330837869">
                <text:p>10.40333083786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10.672cm" svg:y="0.457cm" chart:style-name="ch2">
          <text:p>Risk of contracting Covid-19 in USA</text:p>
        </chart:title>
        <chart:subtitle svg:x="10.89cm" svg:y="1.551cm" chart:style-name="ch3">
          <text:p>Currently 1 in 15289  are infetcted in USA</text:p>
        </chart:subtitle>
        <chart:plot-area chart:style-name="ch4" table:cell-range-address="USA.C35:USA.C85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35:USA.C85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9:USA.I85" chart:class="chart:scatter">
            <chart:domain table:cell-range-address="USA.C35:USA.C85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85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5290.5198776758">
                <text:p>15290.519877675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2742.0998980632">
                <text:p>12742.099898063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10618.4165817193">
                <text:p>10618.416581719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8848.68048476611">
                <text:p>8848.6804847661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7373.90040397176">
                <text:p>7373.9004039717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6144.9170033098">
                <text:p>6144.917003309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5120.76416942484">
                <text:p>5120.7641694248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4267.3034745207">
                <text:p>4267.303474520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3556.08622876725">
                <text:p>3556.0862287672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963.40519063937">
                <text:p>2963.4051906393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2469.50432553281">
                <text:p>2469.504325532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2057.92027127734">
                <text:p>2057.9202712773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714.93355939778">
                <text:p>1714.9335593977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429.11129949815">
                <text:p>1429.1112994981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190.92608291513">
                <text:p>1190.9260829151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992.438402429274">
                <text:p>992.43840242927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827.032002024395">
                <text:p>827.03200202439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689.193335020329">
                <text:p>689.19333502032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574.327779183608">
                <text:p>574.32777918360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478.606482653006">
                <text:p>478.60648265300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98.838735544172">
                <text:p>398.83873554417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332.365612953477">
                <text:p>332.36561295347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76.971344127897">
                <text:p>276.97134412789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230.809453439914">
                <text:p>230.80945343991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92.341211199929">
                <text:p>192.34121119992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60.284342666607">
                <text:p>160.28434266660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33.570285555506">
                <text:p>133.57028555550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111.308571296255">
                <text:p>111.30857129625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92.7571427468792">
                <text:p>92.757142746879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77.2976189557327">
                <text:p>77.297618955732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64.4146824631106">
                <text:p>64.414682463110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53.6789020525921">
                <text:p>53.678902052592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44.7324183771601">
                <text:p>44.732418377160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37.2770153143001">
                <text:p>37.277015314300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31.0641794285834">
                <text:p>31.0641794285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.8868161904862">
                <text:p>25.8868161904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.5723468254051">
                <text:p>21.5723468254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7.9769556878376">
                <text:p>17.9769556878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4.9807964065314">
                <text:p>14.9807964065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.4839970054428">
                <text:p>12.48399700544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.403330837869">
                <text:p>10.40333083786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30:'UK -'.I42" chart:data-source-has-labels="column" svg:x="1.531cm" svg:y="2.417cm" svg:width="24.934cm" svg:height="10.312cm">
          <chartooo:coordinate-region svg:x="3.592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30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30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7">
                <text:p>43897</text:p>
                <draw:g>
                  <svg:desc>'UK -'.C30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375000">
                <text:p>375000</text:p>
                <draw:g>
                  <svg:desc>'UK -'.I30:'UK -'.I42</svg:desc>
                </draw:g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1">
                <text:p>43901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3">
                <text:p>43903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7">
                <text:p>43907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8">
                <text:p>43908</text:p>
              </table:table-cell>
              <table:table-cell office:value-type="float" office:value="3640.77669902913">
                <text:p>3640.77669902913</text:p>
              </table:table-cell>
            </table:table-row>
            <table:table-row>
              <table:table-cell office:value-type="string"/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81 'UK -'.I29:'UK -'.I81" chart:data-source-has-labels="column" svg:x="1.531cm" svg:y="2.417cm" svg:width="24.934cm" svg:height="10.312cm">
          <chartooo:coordinate-region svg:x="2.687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81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81" chart:class="chart:scatter">
            <chart:domain table:cell-range-address="'UK -'.C29:'UK -'.C81"/>
            <chart:data-point chart:repeated="5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81</svg:desc>
                </draw:g>
              </table:table-cell>
              <table:table-cell office:value-type="float" office:value="43896">
                <text:p>43896</text:p>
                <draw:g>
                  <svg:desc>'UK -'.C29:'UK -'.C81</svg:desc>
                </draw:g>
              </table:table-cell>
              <table:table-cell office:value-type="float" office:value="375000">
                <text:p>375000</text:p>
                <draw:g>
                  <svg:desc>'UK -'.I29:'UK -'.I81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3640.77669902913">
                <text:p>3640.7766990291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1979.93664202746">
                <text:p>1979.9366420274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279.51412583595">
                <text:p>1279.5141258359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898.212198440225">
                <text:p>898.21219844022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661.614636115479">
                <text:p>661.61463611547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502.711801731967">
                <text:p>502.71180173196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390.240820919832">
                <text:p>390.24082091983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307.645834403339">
                <text:p>307.64583440333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245.335208334177">
                <text:p>245.33520833417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197.365812493203">
                <text:p>197.36581249320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159.858122073122">
                <text:p>159.85812207312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130.17234784893">
                <text:p>130.17234784893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106.45076313738">
                <text:p>106.4507631373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87.3493360607164">
                <text:p>87.349336060716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71.8731201360375">
                <text:p>71.873120136037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59.2713575686364">
                <text:p>59.27135756863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48.9683991604192">
                <text:p>48.968399160419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40.5168875213402">
                <text:p>40.516887521340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33.5652168367161">
                <text:p>33.565216836716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27.834403319226">
                <text:p>27.83440331922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23.1013135612451">
                <text:p>23.101313561245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19.1862847955291">
                <text:p>19.186284795529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15.9438408361123">
                <text:p>15.943840836112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13.255630597384">
                <text:p>13.25563059738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11.024989449517">
                <text:p>11.0249894495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9.17270390611465">
                <text:p>9.1727039061146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7.63368122278415">
                <text:p>7.6336812227841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6.35430825222204">
                <text:p>6.3543082522220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5.29034140336192">
                <text:p>5.2903414033619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4.405210117672">
                <text:p>4.40521011767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3.66864531162294">
                <text:p>3.6686453116229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3.05556530662991">
                <text:p>3.0555653066299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2.54516726296699">
                <text:p>2.5451672629669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2.12018367155614">
                <text:p>2.1201836715561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1.76627215019389">
                <text:p>1.7662721501938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1.47151341331721">
                <text:p>1.4715134133172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1.22599738240698">
                <text:p>1.2259973824069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1.02148136635454">
                <text:p>1.0214813663545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0.851107347780984">
                <text:p>0.85110734778098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0.709167866636992">
                <text:p>0.70916786663699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81cm" svg:height="14.48cm" xlink:href=".." xlink:type="simple" chart:class="chart:scatter" chart:column-mapping="0" chart:style-name="ch1">
        <chart:title svg:x="9.495cm" svg:y="0.455cm" chart:style-name="ch2">
          <text:p>Risk of Someone is infetcted</text:p>
        </chart:title>
        <chart:subtitle svg:x="8.341cm" svg:y="1.487cm" chart:style-name="ch3">
          <text:p>18/3/2020  1 : 2500 people in France is infected</text:p>
        </chart:subtitle>
        <chart:legend chart:legend-position="end" svg:x="17.208cm" svg:y="3.858cm" style:legend-expansion="custom" chartooo:width="2.444cm" chartooo:height="0.589cm" style:legend-expansion-aspect-ratio="4.14940577249576" chart:style-name="ch4"/>
        <chart:plot-area chart:style-name="ch5" table:cell-range-address="France.B7:France.B40 France.H6:France.H40" chart:data-source-has-labels="both" svg:x="0.425cm" svg:y="1.854cm" svg:width="23.379cm" svg:height="12.356cm">
          <chartooo:coordinate-region svg:x="2.486cm" svg:y="2.059cm" svg:width="20.382cm" svg:height="11.492cm"/>
          <chart:axis chart:dimension="x" chart:name="primary-x" chart:style-name="ch6" chartooo:axis-type="auto">
            <chart:categories table:cell-range-address="France.B7:France.B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rance.H7:France.H40" chart:label-cell-address="France.H6:France.H6" chart:class="chart:scatter">
            <chart:domain table:cell-range-address="France.B7:France.B40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Risk France</text:p>
                <draw:g>
                  <svg:desc>France.H6:France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H7:France.H40</svg:desc>
                </draw:g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43876">
                <text:p>4387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43877">
                <text:p>4387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43878">
                <text:p>43878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43879">
                <text:p>43879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43880">
                <text:p>43880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43881">
                <text:p>43881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43882">
                <text:p>43882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43883">
                <text:p>43883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43884">
                <text:p>43884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43885">
                <text:p>43885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43886">
                <text:p>4388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3887">
                <text:p>4388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43888">
                <text:p>43888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3889">
                <text:p>43889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43890">
                <text:p>43890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53571.4285714286">
                <text:p>53571.4285714286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41666.6666666667">
                <text:p>41666.666666666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19736.8421052632">
                <text:p>19736.842105263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1363.6363636364">
                <text:p>11363.63636363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7812.5">
                <text:p>7812.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6147.54098360656">
                <text:p>6147.5409836065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4746.83544303798">
                <text:p>4746.8354430379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4120.87912087912">
                <text:p>4120.879120879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952.75590551181">
                <text:p>2952.7559055118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2533.78378378378">
                <text:p>2533.7837837837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2142.85714285714">
                <text:p>2142.85714285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592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375000">
                <text:p>3750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3640.77669902913">
                <text:p>3640.776699029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592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375000">
                <text:p>3750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3640.77669902913">
                <text:p>3640.776699029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3.189cm" svg:y="2.706cm" svg:width="22.653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5208.33333333333">
                <text:p>5208.33333333333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4340.27777777778">
                <text:p>4340.2777777777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3616.89814814815">
                <text:p>3616.898148148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3014.08179012346">
                <text:p>3014.0817901234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2511.73482510288">
                <text:p>2511.7348251028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2093.1123542524">
                <text:p>2093.11235425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744.26029521033">
                <text:p>1744.2602952103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1453.55024600861">
                <text:p>1453.5502460086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1211.29187167384">
                <text:p>1211.2918716738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1009.40989306154">
                <text:p>1009.4098930615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841.174910884613">
                <text:p>841.17491088461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700.979092403845">
                <text:p>700.97909240384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584.14924366987">
                <text:p>584.1492436698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486.791036391559">
                <text:p>486.79103639155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405.659196992966">
                <text:p>405.65919699296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338.049330827471">
                <text:p>338.04933082747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281.707775689559">
                <text:p>281.70777568955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234.7564797413">
                <text:p>234.756479741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95.630399784416">
                <text:p>195.6303997844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63.02533315368">
                <text:p>163.025333153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135.854444294734">
                <text:p>135.85444429473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113.212036912278">
                <text:p>113.21203691227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94.343364093565">
                <text:p>94.34336409356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78.6194700779708">
                <text:p>78.619470077970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65.5162250649757">
                <text:p>65.516225064975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54.5968542208131">
                <text:p>54.596854220813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45.4973785173442">
                <text:p>45.49737851734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37.9144820977869">
                <text:p>37.91448209778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31.5954017481557">
                <text:p>31.595401748155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26.3295014567964">
                <text:p>26.329501456796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21.941251213997">
                <text:p>21.94125121399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8.2843760116642">
                <text:p>18.284376011664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15.2369800097202">
                <text:p>15.236980009720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12.6974833414335">
                <text:p>12.697483341433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10.5812361178612">
                <text:p>10.5812361178612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8.81769676488435">
                <text:p>8.8176967648843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7.34808063740363">
                <text:p>7.3480806374036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6.12340053116969">
                <text:p>6.1234005311696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5.10283377597474">
                <text:p>5.1028337759747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4.25236147997895">
                <text:p>4.252361479978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2.897cm" svg:y="2.706cm" svg:width="22.448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5208.33333333333">
                <text:p>5208.33333333333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4340.27777777778">
                <text:p>4340.2777777777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3616.89814814815">
                <text:p>3616.898148148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3014.08179012346">
                <text:p>3014.0817901234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2511.73482510288">
                <text:p>2511.7348251028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2093.1123542524">
                <text:p>2093.11235425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744.26029521033">
                <text:p>1744.2602952103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1453.55024600861">
                <text:p>1453.5502460086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1211.29187167384">
                <text:p>1211.2918716738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1009.40989306154">
                <text:p>1009.4098930615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841.174910884613">
                <text:p>841.17491088461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700.979092403845">
                <text:p>700.97909240384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584.14924366987">
                <text:p>584.1492436698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486.791036391559">
                <text:p>486.79103639155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405.659196992966">
                <text:p>405.65919699296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338.049330827471">
                <text:p>338.04933082747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281.707775689559">
                <text:p>281.70777568955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234.7564797413">
                <text:p>234.756479741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95.630399784416">
                <text:p>195.6303997844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63.02533315368">
                <text:p>163.025333153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135.854444294734">
                <text:p>135.85444429473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113.212036912278">
                <text:p>113.21203691227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94.343364093565">
                <text:p>94.34336409356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78.6194700779708">
                <text:p>78.619470077970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65.5162250649757">
                <text:p>65.516225064975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54.5968542208131">
                <text:p>54.596854220813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45.4973785173442">
                <text:p>45.49737851734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37.9144820977869">
                <text:p>37.91448209778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31.5954017481557">
                <text:p>31.595401748155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26.3295014567964">
                <text:p>26.329501456796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21.941251213997">
                <text:p>21.94125121399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8.2843760116642">
                <text:p>18.284376011664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15.2369800097202">
                <text:p>15.236980009720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12.6974833414335">
                <text:p>12.697483341433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10.5812361178612">
                <text:p>10.5812361178612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8.81769676488435">
                <text:p>8.8176967648843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7.34808063740363">
                <text:p>7.3480806374036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6.12340053116969">
                <text:p>6.1234005311696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5.10283377597474">
                <text:p>5.1028337759747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4.25236147997895">
                <text:p>4.252361479978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1.547cm" svg:y="1.551cm" chart:style-name="ch3">
          <text:p>Currently 1 in 15289  are infetcted</text:p>
        </chart:subtitle>
        <chart:plot-area chart:style-name="ch4" table:cell-range-address="USA.C27:USA.C44 USA.I27:USA.I44" chart:data-source-has-labels="column" svg:x="1.336cm" svg:y="2.542cm" svg:width="27.099cm" svg:height="12.25cm">
          <chartooo:coordinate-region svg:x="3.689cm" svg:y="2.748cm" svg:width="23.81cm" svg:height="11.385cm"/>
          <chart:axis chart:dimension="x" chart:name="primary-x" chart:style-name="ch5" chartooo:axis-type="auto">
            <chart:title svg:x="14.492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217cm" svg:y="12.374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>
        <chart:symbol-image xlink:href="Pictures/2000000E000000DD000000DDB43ABA64C5FC9CAB.svm"/>
      </style:chart-properties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5289  are infetcted in USA : 17/3/2020</text:p>
        </chart:subtitle>
        <chart:plot-area chart:style-name="ch4" table:cell-range-address="USA.C28:USA.C85 USA.I28:USA.I85" chart:data-source-has-labels="column" svg:x="1.395cm" svg:y="2.482cm" svg:width="26.807cm" svg:height="12.251cm">
          <chartooo:coordinate-region svg:x="3.952cm" svg:y="2.688cm" svg:width="23.314cm" svg:height="11.386cm"/>
          <chart:axis chart:dimension="x" chart:name="primary-x" chart:style-name="ch5" chartooo:axis-type="auto">
            <chart:title svg:x="14.405cm" svg:y="15.054cm" chart:style-name="ch6">
              <text:p>Date</text:p>
            </chart:title>
            <chart:categories table:cell-range-address="USA.C28:USA.C85"/>
          </chart:axis>
          <chart:axis chart:dimension="y" chart:name="primary-y" chart:style-name="ch7">
            <chart:title svg:x="0.276cm" svg:y="12.314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8:USA.I85" chart:class="chart:scatter">
            <chart:domain table:cell-range-address="USA.C28:USA.C85"/>
            <chart:data-point chart:repeated="5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USA.C28:USA.C85</svg:desc>
                </draw:g>
              </table:table-cell>
              <table:table-cell office:value-type="float" office:value="43891">
                <text:p>43891</text:p>
                <draw:g>
                  <svg:desc>USA.C28:USA.C85</svg:desc>
                </draw:g>
              </table:table-cell>
              <table:table-cell office:value-type="float" office:value="2000000">
                <text:p>2000000</text:p>
                <draw:g>
                  <svg:desc>USA.I28:USA.I85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5290.5198776758">
                <text:p>15290.519877675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12742.0998980632">
                <text:p>12742.099898063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10618.4165817193">
                <text:p>10618.416581719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8848.68048476611">
                <text:p>8848.6804847661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7373.90040397176">
                <text:p>7373.9004039717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6144.9170033098">
                <text:p>6144.917003309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5120.76416942484">
                <text:p>5120.7641694248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4267.3034745207">
                <text:p>4267.303474520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3556.08622876725">
                <text:p>3556.086228767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2963.40519063937">
                <text:p>2963.405190639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2469.50432553281">
                <text:p>2469.5043255328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2057.92027127734">
                <text:p>2057.9202712773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1714.93355939778">
                <text:p>1714.933559397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1429.11129949815">
                <text:p>1429.111299498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1190.92608291513">
                <text:p>1190.9260829151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992.438402429274">
                <text:p>992.4384024292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827.032002024395">
                <text:p>827.032002024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689.193335020329">
                <text:p>689.19333502032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574.327779183608">
                <text:p>574.32777918360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478.606482653006">
                <text:p>478.60648265300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398.838735544172">
                <text:p>398.83873554417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332.365612953477">
                <text:p>332.36561295347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276.971344127897">
                <text:p>276.97134412789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230.809453439914">
                <text:p>230.80945343991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192.341211199929">
                <text:p>192.3412111999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160.284342666607">
                <text:p>160.28434266660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133.570285555506">
                <text:p>133.57028555550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111.308571296255">
                <text:p>111.30857129625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92.7571427468792">
                <text:p>92.757142746879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77.2976189557327">
                <text:p>77.297618955732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64.4146824631106">
                <text:p>64.414682463110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53.6789020525921">
                <text:p>53.67890205259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44.7324183771601">
                <text:p>44.732418377160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37.2770153143001">
                <text:p>37.277015314300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31.0641794285834">
                <text:p>31.064179428583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25.8868161904862">
                <text:p>25.8868161904862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21.5723468254051">
                <text:p>21.572346825405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17.9769556878376">
                <text:p>17.976955687837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14.9807964065314">
                <text:p>14.980796406531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12.4839970054428">
                <text:p>12.483997005442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10.403330837869">
                <text:p>10.40333083786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1.547cm" svg:y="1.551cm" chart:style-name="ch3">
          <text:p>Currently 1 in 15289  are infetcted</text:p>
        </chart:subtitle>
        <chart:plot-area chart:style-name="ch4" table:cell-range-address="USA.C27:USA.C44 USA.I27:USA.I44" chart:data-source-has-labels="column" svg:x="1.57cm" svg:y="2.543cm" svg:width="26.808cm" svg:height="12.251cm">
          <chartooo:coordinate-region svg:x="3.923cm" svg:y="2.748cm" svg:width="23.315cm" svg:height="11.387cm"/>
          <chart:axis chart:dimension="x" chart:name="primary-x" chart:style-name="ch5" chartooo:axis-type="auto">
            <chart:title svg:x="14.581cm" svg:y="15.115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451cm" svg:y="12.37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